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Subtitle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ubtitle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text-align="justify" fo:break-before="auto" fo:line-height="115%" fo:margin-bottom="0.353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P5" style:family="paragraph" style:parent-style-name="Standard">
      <style:paragraph-properties fo:text-align="justify" fo:break-before="auto" fo:line-height="115%" fo:margin-bottom="0.353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P6" style:family="paragraph" style:parent-style-name="Standard">
      <style:paragraph-properties fo:text-align="justify" fo:break-before="auto" fo:line-height="115%" fo:margin-bottom="0.353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T6_151" style:family="text"/>
    <style:style style:name="T6_152" style:family="text"/>
    <style:style style:name="T6_153" style:family="text"/>
    <style:style style:name="T6_154" style:family="text"/>
    <style:style style:name="T6_155" style:family="text"/>
    <style:style style:name="T6_156" style:family="text"/>
    <style:style style:name="T6_157" style:family="text"/>
    <style:style style:name="T6_158" style:family="text"/>
    <style:style style:name="T6_159" style:family="text"/>
    <style:style style:name="T6_160" style:family="text"/>
    <style:style style:name="T6_161" style:family="text"/>
    <style:style style:name="T6_162" style:family="text"/>
    <style:style style:name="T6_163" style:family="text"/>
    <style:style style:name="T6_164" style:family="text"/>
    <style:style style:name="T6_165" style:family="text"/>
    <style:style style:name="T6_166" style:family="text"/>
    <style:style style:name="T6_167" style:family="text"/>
    <style:style style:name="T6_168" style:family="text"/>
    <style:style style:name="T6_169" style:family="text"/>
    <style:style style:name="T6_170" style:family="text"/>
    <style:style style:name="T6_171" style:family="text"/>
    <style:style style:name="T6_172" style:family="text"/>
    <style:style style:name="T6_173" style:family="text"/>
    <style:style style:name="T6_174" style:family="text"/>
    <style:style style:name="T6_175" style:family="text"/>
    <style:style style:name="T6_176" style:family="text"/>
    <style:style style:name="T6_177" style:family="text"/>
    <style:style style:name="T6_178" style:family="text"/>
    <style:style style:name="T6_179" style:family="text"/>
    <style:style style:name="T6_180" style:family="text"/>
    <style:style style:name="T6_181" style:family="text"/>
    <style:style style:name="T6_182" style:family="text"/>
    <style:style style:name="T6_183" style:family="text"/>
    <style:style style:name="T6_184" style:family="text"/>
    <style:style style:name="T6_185" style:family="text"/>
    <style:style style:name="T6_186" style:family="text"/>
    <style:style style:name="T6_187" style:family="text"/>
    <style:style style:name="T6_188" style:family="text"/>
    <style:style style:name="T6_189" style:family="text"/>
    <style:style style:name="T6_190" style:family="text"/>
    <style:style style:name="T6_191" style:family="text"/>
    <style:style style:name="T6_192" style:family="text"/>
    <style:style style:name="T6_193" style:family="text"/>
    <style:style style:name="T6_194" style:family="text"/>
    <style:style style:name="T6_195" style:family="text"/>
    <style:style style:name="T6_196" style:family="text"/>
    <style:style style:name="T6_197" style:family="text"/>
    <style:style style:name="T6_198" style:family="text"/>
    <style:style style:name="T6_199" style:family="text"/>
    <style:style style:name="T6_200" style:family="text"/>
    <style:style style:name="T6_201" style:family="text"/>
    <style:style style:name="T6_202" style:family="text"/>
    <style:style style:name="T6_203" style:family="text"/>
    <style:style style:name="T6_204" style:family="text"/>
    <style:style style:name="T6_205" style:family="text"/>
    <style:style style:name="T6_206" style:family="text"/>
    <style:style style:name="T6_207" style:family="text"/>
    <style:style style:name="T6_208" style:family="text"/>
    <style:style style:name="T6_209" style:family="text"/>
    <style:style style:name="T6_210" style:family="text"/>
    <style:style style:name="T6_211" style:family="text"/>
    <style:style style:name="T6_212" style:family="text"/>
    <style:style style:name="T6_213" style:family="text"/>
    <style:style style:name="T6_214" style:family="text"/>
    <style:style style:name="T6_215" style:family="text"/>
    <style:style style:name="T6_216" style:family="text"/>
    <style:style style:name="T6_217" style:family="text"/>
    <style:style style:name="T6_218" style:family="text"/>
    <style:style style:name="T6_219" style:family="text"/>
    <style:style style:name="T6_220" style:family="text"/>
    <style:style style:name="T6_221" style:family="text"/>
    <style:style style:name="T6_222" style:family="text"/>
    <style:style style:name="T6_223" style:family="text"/>
    <style:style style:name="T6_224" style:family="text"/>
    <style:style style:name="T6_225" style:family="text"/>
    <style:style style:name="T6_226" style:family="text"/>
    <style:style style:name="T6_227" style:family="text"/>
    <style:style style:name="T6_228" style:family="text"/>
    <style:style style:name="T6_229" style:family="text"/>
    <style:style style:name="T6_230" style:family="text"/>
    <style:style style:name="T6_231" style:family="text"/>
    <style:style style:name="T6_232" style:family="text"/>
    <style:style style:name="T6_233" style:family="text"/>
    <style:style style:name="T6_234" style:family="text"/>
    <style:style style:name="T6_235" style:family="text"/>
    <style:style style:name="T6_236" style:family="text"/>
    <style:style style:name="T6_237" style:family="text"/>
    <style:style style:name="T6_238" style:family="text"/>
    <style:style style:name="T6_239" style:family="text"/>
    <style:style style:name="T6_240" style:family="text"/>
    <style:style style:name="T6_241" style:family="text"/>
    <style:style style:name="T6_242" style:family="text"/>
    <style:style style:name="T6_243" style:family="text"/>
    <style:style style:name="T6_244" style:family="text"/>
    <style:style style:name="T6_245" style:family="text"/>
    <style:style style:name="T6_246" style:family="text"/>
    <style:style style:name="T6_247" style:family="text"/>
    <style:style style:name="T6_248" style:family="text"/>
    <style:style style:name="T6_249" style:family="text"/>
    <style:style style:name="T6_250" style:family="text"/>
    <style:style style:name="T6_251" style:family="text"/>
    <style:style style:name="T6_252" style:family="text"/>
    <style:style style:name="T6_253" style:family="text"/>
    <style:style style:name="T6_254" style:family="text"/>
    <style:style style:name="T6_255" style:family="text"/>
    <style:style style:name="T6_256" style:family="text"/>
    <style:style style:name="T6_257" style:family="text"/>
    <style:style style:name="T6_258" style:family="text"/>
    <style:style style:name="T6_259" style:family="text"/>
    <style:style style:name="T6_260" style:family="text"/>
    <style:style style:name="T6_261" style:family="text"/>
    <style:style style:name="T6_262" style:family="text"/>
    <style:style style:name="T6_263" style:family="text"/>
    <style:style style:name="T6_264" style:family="text"/>
    <style:style style:name="T6_265" style:family="text"/>
    <style:style style:name="T6_266" style:family="text"/>
    <style:style style:name="T6_267" style:family="text"/>
    <style:style style:name="T6_268" style:family="text"/>
    <style:style style:name="T6_269" style:family="text"/>
    <style:style style:name="T6_270" style:family="text"/>
    <style:style style:name="T6_271" style:family="text"/>
    <style:style style:name="T6_272" style:family="text"/>
    <style:style style:name="T6_273" style:family="text"/>
    <style:style style:name="T6_274" style:family="text"/>
    <style:style style:name="T6_275" style:family="text"/>
    <style:style style:name="T6_276" style:family="text"/>
    <style:style style:name="T6_277" style:family="text"/>
    <style:style style:name="T6_278" style:family="text"/>
    <style:style style:name="T6_279" style:family="text"/>
    <style:style style:name="T6_280" style:family="text"/>
    <style:style style:name="P7" style:family="paragraph" style:parent-style-name="Standard">
      <style:paragraph-properties fo:text-align="justify" fo:break-before="auto" fo:line-height="115%" fo:margin-bottom="0.353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T7_183" style:family="text"/>
    <style:style style:name="T7_184" style:family="text"/>
    <style:style style:name="T7_185" style:family="text"/>
    <style:style style:name="T7_186" style:family="text"/>
    <style:style style:name="T7_187" style:family="text"/>
    <style:style style:name="T7_188" style:family="text"/>
    <style:style style:name="T7_189" style:family="text"/>
    <style:style style:name="T7_190" style:family="text"/>
    <style:style style:name="T7_191" style:family="text"/>
    <style:style style:name="T7_192" style:family="text"/>
    <style:style style:name="T7_193" style:family="text"/>
    <style:style style:name="T7_194" style:family="text"/>
    <style:style style:name="T7_195" style:family="text"/>
    <style:style style:name="T7_196" style:family="text"/>
    <style:style style:name="T7_197" style:family="text"/>
    <style:style style:name="T7_198" style:family="text"/>
    <style:style style:name="P8" style:family="paragraph" style:parent-style-name="Standard">
      <style:paragraph-properties fo:text-align="justify" fo:break-before="auto" fo:line-height="115%" fo:margin-bottom="0.353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/>
    <style:style style:name="T8_128" style:family="text"/>
    <style:style style:name="T8_129" style:family="text"/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T8_135" style:family="text"/>
    <style:style style:name="T8_136" style:family="text"/>
    <style:style style:name="T8_137" style:family="text"/>
    <style:style style:name="T8_138" style:family="text"/>
    <style:style style:name="T8_139" style:family="text"/>
    <style:style style:name="T8_140" style:family="text"/>
    <style:style style:name="T8_141" style:family="text"/>
    <style:style style:name="T8_142" style:family="text"/>
    <style:style style:name="T8_143" style:family="text"/>
    <style:style style:name="T8_144" style:family="text"/>
    <style:style style:name="T8_145" style:family="text"/>
    <style:style style:name="T8_146" style:family="text"/>
    <style:style style:name="T8_147" style:family="text"/>
    <style:style style:name="T8_148" style:family="text"/>
    <style:style style:name="T8_149" style:family="text"/>
    <style:style style:name="T8_150" style:family="text"/>
    <style:style style:name="T8_151" style:family="text"/>
    <style:style style:name="T8_152" style:family="text"/>
    <style:style style:name="T8_153" style:family="text"/>
    <style:style style:name="T8_154" style:family="text"/>
    <style:style style:name="T8_155" style:family="text"/>
    <style:style style:name="T8_156" style:family="text"/>
    <style:style style:name="T8_157" style:family="text"/>
    <style:style style:name="T8_158" style:family="text"/>
    <style:style style:name="T8_159" style:family="text"/>
    <style:style style:name="T8_160" style:family="text"/>
    <style:style style:name="T8_161" style:family="text"/>
    <style:style style:name="T8_162" style:family="text"/>
    <style:style style:name="T8_163" style:family="text"/>
    <style:style style:name="T8_164" style:family="text"/>
    <style:style style:name="T8_165" style:family="text"/>
    <style:style style:name="T8_166" style:family="text"/>
    <style:style style:name="T8_167" style:family="text"/>
    <style:style style:name="T8_168" style:family="text"/>
    <style:style style:name="T8_169" style:family="text"/>
    <style:style style:name="T8_170" style:family="text"/>
    <style:style style:name="T8_171" style:family="text"/>
    <style:style style:name="T8_172" style:family="text"/>
    <style:style style:name="T8_173" style:family="text"/>
    <style:style style:name="T8_174" style:family="text"/>
    <style:style style:name="T8_175" style:family="text"/>
    <style:style style:name="T8_176" style:family="text"/>
    <style:style style:name="T8_177" style:family="text"/>
    <style:style style:name="T8_178" style:family="text"/>
    <style:style style:name="T8_179" style:family="text"/>
    <style:style style:name="T8_180" style:family="text"/>
    <style:style style:name="T8_181" style:family="text"/>
    <style:style style:name="T8_182" style:family="text"/>
    <style:style style:name="T8_183" style:family="text"/>
    <style:style style:name="T8_184" style:family="text"/>
    <style:style style:name="T8_185" style:family="text"/>
    <style:style style:name="T8_186" style:family="text"/>
    <style:style style:name="T8_187" style:family="text"/>
    <style:style style:name="T8_188" style:family="text"/>
    <style:style style:name="T8_189" style:family="text"/>
    <style:style style:name="T8_190" style:family="text"/>
    <style:style style:name="T8_191" style:family="text"/>
    <style:style style:name="T8_192" style:family="text"/>
    <style:style style:name="T8_193" style:family="text"/>
    <style:style style:name="T8_194" style:family="text"/>
    <style:style style:name="T8_195" style:family="text"/>
    <style:style style:name="T8_196" style:family="text"/>
    <style:style style:name="T8_197" style:family="text"/>
    <style:style style:name="T8_198" style:family="text"/>
    <style:style style:name="T8_199" style:family="text"/>
    <style:style style:name="T8_200" style:family="text"/>
    <style:style style:name="T8_201" style:family="text"/>
    <style:style style:name="T8_202" style:family="text"/>
    <style:style style:name="T8_203" style:family="text"/>
    <style:style style:name="T8_204" style:family="text"/>
    <style:style style:name="T8_205" style:family="text"/>
    <style:style style:name="T8_206" style:family="text"/>
    <style:style style:name="T8_207" style:family="text"/>
    <style:style style:name="T8_208" style:family="text"/>
    <style:style style:name="T8_209" style:family="text"/>
    <style:style style:name="T8_210" style:family="text"/>
    <style:style style:name="T8_211" style:family="text"/>
    <style:style style:name="T8_212" style:family="text"/>
    <style:style style:name="T8_213" style:family="text"/>
    <style:style style:name="T8_214" style:family="text"/>
    <style:style style:name="T8_215" style:family="text"/>
    <style:style style:name="T8_216" style:family="text"/>
    <style:style style:name="T8_217" style:family="text"/>
    <style:style style:name="T8_218" style:family="text"/>
    <style:style style:name="T8_219" style:family="text"/>
    <style:style style:name="T8_220" style:family="text"/>
    <style:style style:name="T8_221" style:family="text"/>
    <style:style style:name="T8_222" style:family="text"/>
    <style:style style:name="T8_223" style:family="text"/>
    <style:style style:name="T8_224" style:family="text"/>
    <style:style style:name="T8_225" style:family="text"/>
    <style:style style:name="T8_226" style:family="text"/>
    <style:style style:name="T8_227" style:family="text"/>
    <style:style style:name="T8_228" style:family="text"/>
    <style:style style:name="T8_229" style:family="text"/>
    <style:style style:name="T8_230" style:family="text"/>
    <style:style style:name="T8_231" style:family="text"/>
    <style:style style:name="T8_232" style:family="text"/>
    <style:style style:name="T8_233" style:family="text"/>
    <style:style style:name="T8_234" style:family="text"/>
    <style:style style:name="T8_235" style:family="text"/>
    <style:style style:name="T8_236" style:family="text"/>
    <style:style style:name="T8_237" style:family="text"/>
    <style:style style:name="T8_238" style:family="text"/>
    <style:style style:name="T8_239" style:family="text"/>
    <style:style style:name="T8_240" style:family="text"/>
    <style:style style:name="T8_241" style:family="text"/>
    <style:style style:name="T8_242" style:family="text"/>
    <style:style style:name="T8_243" style:family="text"/>
    <style:style style:name="T8_244" style:family="text"/>
    <style:style style:name="T8_245" style:family="text"/>
    <style:style style:name="T8_246" style:family="text"/>
    <style:style style:name="T8_247" style:family="text"/>
    <style:style style:name="T8_248" style:family="text"/>
    <style:style style:name="T8_249" style:family="text"/>
    <style:style style:name="T8_250" style:family="text"/>
    <style:style style:name="T8_251" style:family="text"/>
    <style:style style:name="T8_252" style:family="text"/>
    <style:style style:name="T8_253" style:family="text"/>
    <style:style style:name="T8_254" style:family="text"/>
    <style:style style:name="T8_255" style:family="text"/>
    <style:style style:name="T8_256" style:family="text"/>
    <style:style style:name="T8_257" style:family="text"/>
    <style:style style:name="T8_258" style:family="text"/>
    <style:style style:name="T8_259" style:family="text"/>
    <style:style style:name="T8_260" style:family="text"/>
    <style:style style:name="T8_261" style:family="text"/>
    <style:style style:name="T8_262" style:family="text"/>
    <style:style style:name="T8_263" style:family="text"/>
    <style:style style:name="T8_264" style:family="text"/>
    <style:style style:name="T8_265" style:family="text"/>
    <style:style style:name="T8_266" style:family="text"/>
    <style:style style:name="T8_267" style:family="text"/>
    <style:style style:name="T8_268" style:family="text"/>
    <style:style style:name="T8_269" style:family="text"/>
    <style:style style:name="T8_270" style:family="text"/>
    <style:style style:name="T8_271" style:family="text"/>
    <style:style style:name="T8_272" style:family="text"/>
    <style:style style:name="T8_273" style:family="text"/>
    <style:style style:name="T8_274" style:family="text"/>
    <style:style style:name="T8_275" style:family="text"/>
    <style:style style:name="T8_276" style:family="text"/>
    <style:style style:name="T8_277" style:family="text"/>
    <style:style style:name="T8_278" style:family="text"/>
    <style:style style:name="T8_279" style:family="text"/>
    <style:style style:name="T8_280" style:family="text"/>
    <style:style style:name="T8_281" style:family="text"/>
    <style:style style:name="T8_282" style:family="text"/>
    <style:style style:name="T8_283" style:family="text"/>
    <style:style style:name="T8_284" style:family="text"/>
    <style:style style:name="T8_285" style:family="text"/>
    <style:style style:name="T8_286" style:family="text"/>
    <style:style style:name="T8_287" style:family="text"/>
    <style:style style:name="T8_288" style:family="text"/>
    <style:style style:name="T8_289" style:family="text"/>
    <style:style style:name="T8_290" style:family="text"/>
    <style:style style:name="T8_291" style:family="text"/>
    <style:style style:name="T8_292" style:family="text"/>
    <style:style style:name="T8_293" style:family="text"/>
    <style:style style:name="T8_294" style:family="text"/>
    <style:style style:name="T8_295" style:family="text"/>
    <style:style style:name="T8_296" style:family="text"/>
    <style:style style:name="T8_297" style:family="text"/>
    <style:style style:name="T8_298" style:family="text"/>
    <style:style style:name="T8_299" style:family="text"/>
    <style:style style:name="T8_300" style:family="text"/>
    <style:style style:name="T8_301" style:family="text"/>
    <style:style style:name="T8_302" style:family="text"/>
    <style:style style:name="T8_303" style:family="text"/>
    <style:style style:name="T8_304" style:family="text"/>
    <style:style style:name="P9" style:family="paragraph" style:parent-style-name="Standard">
      <style:paragraph-properties fo:text-align="justify" fo:break-before="auto" fo:line-height="115%" fo:margin-bottom="0.353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P10" style:family="paragraph" style:parent-style-name="Standard">
      <style:paragraph-properties fo:text-align="justify" fo:break-before="auto" fo:line-height="115%" fo:margin-bottom="0.353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T10_175" style:family="text"/>
    <style:style style:name="T10_176" style:family="text"/>
    <style:style style:name="T10_177" style:family="text"/>
    <style:style style:name="T10_178" style:family="text"/>
    <style:style style:name="T10_179" style:family="text"/>
    <style:style style:name="T10_180" style:family="text"/>
    <style:style style:name="T10_181" style:family="text"/>
    <style:style style:name="T10_182" style:family="text"/>
    <style:style style:name="T10_183" style:family="text"/>
    <style:style style:name="T10_184" style:family="text"/>
    <style:style style:name="T10_185" style:family="text"/>
    <style:style style:name="T10_186" style:family="text"/>
    <style:style style:name="T10_187" style:family="text"/>
    <style:style style:name="T10_188" style:family="text"/>
    <style:style style:name="T10_189" style:family="text"/>
    <style:style style:name="T10_190" style:family="text"/>
    <style:style style:name="T10_191" style:family="text"/>
    <style:style style:name="T10_192" style:family="text"/>
    <style:style style:name="T10_193" style:family="text"/>
    <style:style style:name="T10_194" style:family="text"/>
    <style:style style:name="T10_195" style:family="text"/>
    <style:style style:name="T10_196" style:family="text"/>
    <style:style style:name="T10_197" style:family="text"/>
    <style:style style:name="T10_198" style:family="text"/>
    <style:style style:name="T10_199" style:family="text"/>
    <style:style style:name="T10_200" style:family="text"/>
    <style:style style:name="T10_201" style:family="text"/>
    <style:style style:name="T10_202" style:family="text"/>
    <style:style style:name="T10_203" style:family="text"/>
    <style:style style:name="T10_204" style:family="text"/>
    <style:style style:name="T10_205" style:family="text"/>
    <style:style style:name="T10_206" style:family="text"/>
    <style:style style:name="T10_207" style:family="text"/>
    <style:style style:name="T10_208" style:family="text"/>
    <style:style style:name="T10_209" style:family="text"/>
    <style:style style:name="T10_210" style:family="text"/>
    <style:style style:name="T10_211" style:family="text"/>
    <style:style style:name="T10_212" style:family="text"/>
    <style:style style:name="T10_213" style:family="text"/>
    <style:style style:name="T10_214" style:family="text"/>
    <style:style style:name="T10_215" style:family="text"/>
    <style:style style:name="T10_216" style:family="text"/>
    <style:style style:name="T10_217" style:family="text"/>
    <style:style style:name="T10_218" style:family="text"/>
    <style:style style:name="T10_219" style:family="text"/>
    <style:style style:name="T10_220" style:family="text"/>
    <style:style style:name="T10_221" style:family="text"/>
    <style:style style:name="T10_222" style:family="text"/>
    <style:style style:name="T10_223" style:family="text"/>
    <style:style style:name="T10_224" style:family="text"/>
    <style:style style:name="T10_225" style:family="text"/>
    <style:style style:name="T10_226" style:family="text"/>
    <style:style style:name="T10_227" style:family="text"/>
    <style:style style:name="T10_228" style:family="text"/>
    <style:style style:name="T10_229" style:family="text"/>
    <style:style style:name="T10_230" style:family="text"/>
    <style:style style:name="T10_231" style:family="text"/>
    <style:style style:name="T10_232" style:family="text"/>
    <style:style style:name="T10_233" style:family="text"/>
    <style:style style:name="T10_234" style:family="text"/>
    <style:style style:name="T10_235" style:family="text"/>
    <style:style style:name="T10_236" style:family="text"/>
    <style:style style:name="T10_237" style:family="text"/>
    <style:style style:name="T10_238" style:family="text"/>
    <style:style style:name="T10_239" style:family="text"/>
    <style:style style:name="T10_240" style:family="text"/>
    <style:style style:name="T10_241" style:family="text"/>
    <style:style style:name="T10_242" style:family="text"/>
    <style:style style:name="T10_243" style:family="text"/>
    <style:style style:name="T10_244" style:family="text"/>
    <style:style style:name="T10_245" style:family="text"/>
    <style:style style:name="T10_246" style:family="text"/>
    <style:style style:name="T10_247" style:family="text"/>
    <style:style style:name="T10_248" style:family="text"/>
    <style:style style:name="T10_249" style:family="text"/>
    <style:style style:name="T10_250" style:family="text"/>
    <style:style style:name="T10_251" style:family="text"/>
    <style:style style:name="T10_252" style:family="text"/>
    <style:style style:name="T10_253" style:family="text"/>
    <style:style style:name="T10_254" style:family="text"/>
    <style:style style:name="T10_255" style:family="text"/>
    <style:style style:name="T10_256" style:family="text"/>
    <style:style style:name="T10_257" style:family="text"/>
    <style:style style:name="T10_258" style:family="text"/>
    <style:style style:name="T10_259" style:family="text"/>
    <style:style style:name="T10_260" style:family="text"/>
    <style:style style:name="T10_261" style:family="text"/>
    <style:style style:name="T10_262" style:family="text"/>
    <style:style style:name="T10_263" style:family="text"/>
    <style:style style:name="T10_264" style:family="text"/>
    <style:style style:name="T10_265" style:family="text"/>
    <style:style style:name="T10_266" style:family="text"/>
    <style:style style:name="T10_267" style:family="text"/>
    <style:style style:name="T10_268" style:family="text"/>
    <style:style style:name="T10_269" style:family="text"/>
    <style:style style:name="T10_270" style:family="text"/>
    <style:style style:name="T10_271" style:family="text"/>
    <style:style style:name="T10_272" style:family="text"/>
    <style:style style:name="T10_273" style:family="text"/>
    <style:style style:name="T10_274" style:family="text"/>
    <style:style style:name="T10_275" style:family="text"/>
    <style:style style:name="T10_276" style:family="text"/>
    <style:style style:name="T10_277" style:family="text"/>
    <style:style style:name="T10_278" style:family="text"/>
    <style:style style:name="T10_279" style:family="text"/>
    <style:style style:name="T10_280" style:family="text"/>
    <style:style style:name="T10_281" style:family="text"/>
    <style:style style:name="T10_282" style:family="text"/>
    <style:style style:name="T10_283" style:family="text"/>
    <style:style style:name="T10_284" style:family="text"/>
    <style:style style:name="T10_285" style:family="text"/>
    <style:style style:name="T10_286" style:family="text"/>
    <style:style style:name="P11" style:family="paragraph" style:parent-style-name="Standard">
      <style:paragraph-properties fo:text-align="justify" fo:break-before="auto" fo:line-height="115%" fo:margin-bottom="0.353cm" style:writing-mode="lr-tb"/>
    </style:style>
    <style:style style:name="P12" style:family="paragraph" style:parent-style-name="Standard">
      <style:paragraph-properties fo:text-align="justify" fo:break-before="auto" fo:line-height="115%" fo:margin-bottom="0.353cm" style:writing-mode="lr-tb"/>
    </style:style>
    <style:style style:name="T12_1" style:family="text"/>
    <style:style style:name="T12_2" style:family="text"/>
    <style:style style:name="P13" style:family="paragraph" style:parent-style-name="Standard">
      <style:paragraph-properties fo:text-align="justify" fo:break-before="auto" fo:line-height="115%" fo:margin-bottom="0.353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T13_7" style:family="text"/>
    <style:style style:name="T13_8" style:family="text">
      <style:text-properties fo:color="#1155cc" style:text-underline-style="solid" style:text-underline-color="font-color"/>
    </style:style>
    <style:style style:name="T13_9" style:family="text"/>
    <style:style style:name="T13_10" style:family="text">
      <style:text-properties fo:color="#1155cc" style:text-underline-style="solid" style:text-underline-color="font-color"/>
    </style:style>
    <style:style style:name="T13_11" style:family="text"/>
    <style:style style:name="T13_12" style:family="text">
      <style:text-properties fo:color="#1155cc" style:text-underline-style="solid" style:text-underline-color="font-color"/>
    </style:style>
    <style:style style:name="T13_13" style:family="text"/>
    <style:style style:name="T13_14" style:family="text">
      <style:text-properties fo:color="#1155cc" style:text-underline-style="solid" style:text-underline-color="font-color"/>
    </style:style>
    <style:style style:name="T13_15" style:family="text"/>
    <style:style style:name="T13_16" style:family="text">
      <style:text-properties fo:color="#1155cc" style:text-underline-style="solid" style:text-underline-color="font-color"/>
    </style:style>
    <style:style style:name="T13_17" style:family="text"/>
    <style:style style:name="T13_18" style:family="text">
      <style:text-properties fo:color="#1155cc" style:text-underline-style="solid" style:text-underline-color="font-color"/>
    </style:style>
    <style:style style:name="T13_19" style:family="text"/>
    <style:style style:name="T13_20" style:family="text">
      <style:text-properties fo:color="#1155cc" style:text-underline-style="solid" style:text-underline-color="font-color"/>
    </style:style>
    <style:style style:name="T13_21" style:family="text"/>
    <style:style style:name="T13_22" style:family="text">
      <style:text-properties fo:color="#1155cc" style:text-underline-style="solid" style:text-underline-color="font-color"/>
    </style:style>
    <style:style style:name="T13_23" style:family="text"/>
    <style:style style:name="T13_24" style:family="text">
      <style:text-properties fo:color="#1155cc" style:text-underline-style="solid" style:text-underline-color="font-color"/>
    </style:style>
    <style:style style:name="T13_25" style:family="text"/>
    <style:style style:name="T13_26" style:family="text">
      <style:text-properties fo:color="#1155cc" style:text-underline-style="solid" style:text-underline-color="font-color"/>
    </style:style>
    <style:style style:name="T13_27" style:family="text"/>
    <style:style style:name="T13_28" style:family="text">
      <style:text-properties fo:color="#1155cc" style:text-underline-style="solid" style:text-underline-color="font-color"/>
    </style:style>
    <style:style style:name="T13_29" style:family="text"/>
    <style:style style:name="T13_30" style:family="text">
      <style:text-properties fo:color="#1155cc" style:text-underline-style="solid" style:text-underline-color="font-color"/>
    </style:style>
    <style:style style:name="T13_31" style:family="text"/>
    <style:style style:name="T13_32" style:family="text">
      <style:text-properties fo:color="#1155cc" style:text-underline-style="solid" style:text-underline-color="font-color"/>
    </style:style>
    <style:style style:name="T13_33" style:family="text"/>
    <style:style style:name="T13_34" style:family="text">
      <style:text-properties fo:color="#1155cc" style:text-underline-style="solid" style:text-underline-color="font-color"/>
    </style:style>
    <style:style style:name="T13_35" style:family="text"/>
    <style:style style:name="T13_36" style:family="text">
      <style:text-properties fo:color="#1155cc" style:text-underline-style="solid" style:text-underline-color="font-color"/>
    </style:style>
    <style:style style:name="T13_37" style:family="text"/>
    <style:style style:name="T13_38" style:family="text">
      <style:text-properties fo:color="#1155cc" style:text-underline-style="solid" style:text-underline-color="font-color"/>
    </style:style>
    <style:style style:name="T13_39" style:family="text"/>
    <style:style style:name="T13_40" style:family="text">
      <style:text-properties fo:color="#1155cc" style:text-underline-style="solid" style:text-underline-color="font-color"/>
    </style:style>
    <style:style style:name="T13_41" style:family="text"/>
    <style:style style:name="T13_42" style:family="text">
      <style:text-properties fo:color="#1155cc" style:text-underline-style="solid" style:text-underline-color="font-color"/>
    </style:style>
    <style:style style:name="T13_43" style:family="text"/>
    <style:style style:name="T13_44" style:family="text">
      <style:text-properties fo:color="#1155cc" style:text-underline-style="solid" style:text-underline-color="font-color"/>
    </style:style>
    <style:style style:name="T13_45" style:family="text"/>
    <style:style style:name="T13_46" style:family="text">
      <style:text-properties fo:color="#1155cc" style:text-underline-style="solid" style:text-underline-color="font-color"/>
    </style:style>
    <style:style style:name="T13_47" style:family="text"/>
    <style:style style:name="T13_48" style:family="text">
      <style:text-properties fo:color="#1155cc" style:text-underline-style="solid" style:text-underline-color="font-color"/>
    </style:style>
    <style:style style:name="T13_49" style:family="text"/>
    <style:style style:name="T13_50" style:family="text">
      <style:text-properties fo:color="#1155cc" style:text-underline-style="solid" style:text-underline-color="font-color"/>
    </style:style>
    <style:style style:name="T13_51" style:family="text"/>
    <style:style style:name="T13_52" style:family="text">
      <style:text-properties fo:color="#1155cc" style:text-underline-style="solid" style:text-underline-color="font-color"/>
    </style:style>
    <style:style style:name="T13_53" style:family="text"/>
    <style:style style:name="T13_54" style:family="text">
      <style:text-properties fo:color="#1155cc" style:text-underline-style="solid" style:text-underline-color="font-color"/>
    </style:style>
    <style:style style:name="T13_55" style:family="text"/>
    <style:style style:name="T13_56" style:family="text">
      <style:text-properties fo:color="#1155cc" style:text-underline-style="solid" style:text-underline-color="font-color"/>
    </style:style>
    <style:style style:name="T13_57" style:family="text"/>
    <style:style style:name="T13_58" style:family="text">
      <style:text-properties fo:color="#1155cc" style:text-underline-style="solid" style:text-underline-color="font-color"/>
    </style:style>
    <style:style style:name="T13_59" style:family="text"/>
    <style:style style:name="T13_60" style:family="text">
      <style:text-properties fo:color="#1155cc" style:text-underline-style="solid" style:text-underline-color="font-color"/>
    </style:style>
    <style:style style:name="T13_61" style:family="text"/>
    <style:style style:name="T13_62" style:family="text">
      <style:text-properties fo:color="#1155cc" style:text-underline-style="solid" style:text-underline-color="font-color"/>
    </style:style>
    <style:style style:name="T13_63" style:family="text"/>
    <style:style style:name="T13_64" style:family="text">
      <style:text-properties fo:color="#1155cc" style:text-underline-style="solid" style:text-underline-color="font-color"/>
    </style:style>
    <style:style style:name="T13_65" style:family="text"/>
    <style:style style:name="T13_66" style:family="text">
      <style:text-properties fo:color="#1155cc" style:text-underline-style="solid" style:text-underline-color="font-color"/>
    </style:style>
    <style:style style:name="T13_67" style:family="text"/>
    <style:style style:name="T13_68" style:family="text">
      <style:text-properties fo:color="#1155cc" style:text-underline-style="solid" style:text-underline-color="font-color"/>
    </style:style>
    <style:style style:name="T13_69" style:family="text"/>
    <style:style style:name="T13_70" style:family="text">
      <style:text-properties fo:color="#1155cc" style:text-underline-style="solid" style:text-underline-color="font-color"/>
    </style:style>
    <style:style style:name="T13_71" style:family="text"/>
    <style:style style:name="T13_72" style:family="text">
      <style:text-properties fo:color="#1155cc" style:text-underline-style="solid" style:text-underline-color="font-color"/>
    </style:style>
    <style:style style:name="T13_73" style:family="text"/>
    <style:style style:name="T13_74" style:family="text">
      <style:text-properties fo:color="#1155cc" style:text-underline-style="solid" style:text-underline-color="font-color"/>
    </style:style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P14" style:family="paragraph" style:parent-style-name="Standard">
      <style:paragraph-properties fo:text-align="justify" fo:break-before="auto" fo:line-height="115%" fo:margin-bottom="0.353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T14_7" style:family="text"/>
    <style:style style:name="T14_8" style:family="text">
      <style:text-properties fo:color="#1155cc" style:text-underline-style="solid" style:text-underline-color="font-color"/>
    </style:style>
    <style:style style:name="T14_9" style:family="text"/>
    <style:style style:name="T14_10" style:family="text">
      <style:text-properties fo:color="#1155cc" style:text-underline-style="solid" style:text-underline-color="font-color"/>
    </style:style>
    <style:style style:name="T14_11" style:family="text"/>
    <style:style style:name="T14_12" style:family="text">
      <style:text-properties fo:color="#1155cc" style:text-underline-style="solid" style:text-underline-color="font-color"/>
    </style:style>
    <style:style style:name="T14_13" style:family="text"/>
    <style:style style:name="T14_14" style:family="text">
      <style:text-properties fo:color="#1155cc" style:text-underline-style="solid" style:text-underline-color="font-color"/>
    </style:style>
    <style:style style:name="T14_15" style:family="text"/>
    <style:style style:name="T14_16" style:family="text">
      <style:text-properties fo:color="#1155cc" style:text-underline-style="solid" style:text-underline-color="font-color"/>
    </style:style>
    <style:style style:name="T14_17" style:family="text"/>
    <style:style style:name="T14_18" style:family="text">
      <style:text-properties fo:color="#1155cc" style:text-underline-style="solid" style:text-underline-color="font-color"/>
    </style:style>
    <style:style style:name="T14_19" style:family="text"/>
    <style:style style:name="T14_20" style:family="text">
      <style:text-properties fo:color="#1155cc" style:text-underline-style="solid" style:text-underline-color="font-color"/>
    </style:style>
    <style:style style:name="T14_21" style:family="text"/>
    <style:style style:name="T14_22" style:family="text">
      <style:text-properties fo:color="#1155cc" style:text-underline-style="solid" style:text-underline-color="font-color"/>
    </style:style>
    <style:style style:name="T14_23" style:family="text"/>
    <style:style style:name="T14_24" style:family="text">
      <style:text-properties fo:color="#1155cc" style:text-underline-style="solid" style:text-underline-color="font-color"/>
    </style:style>
    <style:style style:name="T14_25" style:family="text"/>
    <style:style style:name="T14_26" style:family="text">
      <style:text-properties fo:color="#1155cc" style:text-underline-style="solid" style:text-underline-color="font-color"/>
    </style:style>
    <style:style style:name="T14_27" style:family="text"/>
    <style:style style:name="T14_28" style:family="text">
      <style:text-properties fo:color="#1155cc" style:text-underline-style="solid" style:text-underline-color="font-color"/>
    </style:style>
    <style:style style:name="T14_29" style:family="text"/>
    <style:style style:name="T14_30" style:family="text">
      <style:text-properties fo:color="#1155cc" style:text-underline-style="solid" style:text-underline-color="font-color"/>
    </style:style>
    <style:style style:name="T14_31" style:family="text"/>
    <style:style style:name="T14_32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text-align="justify" fo:break-before="auto" fo:line-height="115%" fo:margin-bottom="0.353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T15_7" style:family="text"/>
    <style:style style:name="T15_8" style:family="text">
      <style:text-properties fo:color="#1155cc" style:text-underline-style="solid" style:text-underline-color="font-color"/>
    </style:style>
    <style:style style:name="T15_9" style:family="text"/>
    <style:style style:name="T15_10" style:family="text">
      <style:text-properties fo:color="#1155cc" style:text-underline-style="solid" style:text-underline-color="font-color"/>
    </style:style>
    <style:style style:name="T15_11" style:family="text"/>
    <style:style style:name="T15_12" style:family="text">
      <style:text-properties fo:color="#1155cc" style:text-underline-style="solid" style:text-underline-color="font-color"/>
    </style:style>
    <style:style style:name="T15_13" style:family="text"/>
    <style:style style:name="T15_14" style:family="text">
      <style:text-properties fo:color="#1155cc" style:text-underline-style="solid" style:text-underline-color="font-color"/>
    </style:style>
    <style:style style:name="T15_15" style:family="text"/>
    <style:style style:name="T15_16" style:family="text">
      <style:text-properties fo:color="#1155cc" style:text-underline-style="solid" style:text-underline-color="font-color"/>
    </style:style>
    <style:style style:name="T15_17" style:family="text"/>
    <style:style style:name="T15_18" style:family="text">
      <style:text-properties fo:color="#1155cc" style:text-underline-style="solid" style:text-underline-color="font-color"/>
    </style:style>
    <style:style style:name="T15_19" style:family="text"/>
    <style:style style:name="T15_20" style:family="text">
      <style:text-properties fo:color="#1155cc" style:text-underline-style="solid" style:text-underline-color="font-color"/>
    </style:style>
    <style:style style:name="T15_21" style:family="text"/>
    <style:style style:name="T15_22" style:family="text">
      <style:text-properties fo:color="#1155cc" style:text-underline-style="solid" style:text-underline-color="font-color"/>
    </style:style>
    <style:style style:name="T15_23" style:family="text"/>
    <style:style style:name="T15_24" style:family="text">
      <style:text-properties fo:color="#1155cc" style:text-underline-style="solid" style:text-underline-color="font-color"/>
    </style:style>
    <style:style style:name="T15_25" style:family="text"/>
    <style:style style:name="T15_26" style:family="text">
      <style:text-properties fo:color="#1155cc" style:text-underline-style="solid" style:text-underline-color="font-color"/>
    </style:style>
    <style:style style:name="T15_27" style:family="text"/>
    <style:style style:name="T15_28" style:family="text">
      <style:text-properties fo:color="#1155cc" style:text-underline-style="solid" style:text-underline-color="font-color"/>
    </style:style>
    <style:style style:name="T15_29" style:family="text"/>
    <style:style style:name="T15_30" style:family="text">
      <style:text-properties fo:color="#1155cc" style:text-underline-style="solid" style:text-underline-color="font-color"/>
    </style:style>
    <style:style style:name="T15_31" style:family="text"/>
    <style:style style:name="T15_32" style:family="text">
      <style:text-properties fo:color="#1155cc" style:text-underline-style="solid" style:text-underline-color="font-color"/>
    </style:style>
    <style:style style:name="T15_33" style:family="text"/>
    <style:style style:name="T15_34" style:family="text">
      <style:text-properties fo:color="#1155cc" style:text-underline-style="solid" style:text-underline-color="font-color"/>
    </style:style>
    <style:style style:name="T15_35" style:family="text"/>
    <style:style style:name="T15_36" style:family="text">
      <style:text-properties fo:color="#1155cc" style:text-underline-style="solid" style:text-underline-color="font-color"/>
    </style:style>
    <style:style style:name="T15_37" style:family="text"/>
    <style:style style:name="T15_38" style:family="text">
      <style:text-properties fo:color="#1155cc" style:text-underline-style="solid" style:text-underline-color="font-color"/>
    </style:style>
    <style:style style:name="T15_39" style:family="text"/>
    <style:style style:name="T15_40" style:family="text">
      <style:text-properties fo:color="#1155cc" style:text-underline-style="solid" style:text-underline-color="font-color"/>
    </style:style>
    <style:style style:name="T15_41" style:family="text"/>
    <style:style style:name="T15_42" style:family="text">
      <style:text-properties fo:color="#1155cc" style:text-underline-style="solid" style:text-underline-color="font-color"/>
    </style:style>
    <style:style style:name="T15_43" style:family="text"/>
    <style:style style:name="T15_44" style:family="text">
      <style:text-properties fo:color="#1155cc" style:text-underline-style="solid" style:text-underline-color="font-color"/>
    </style:style>
    <style:style style:name="T15_45" style:family="text"/>
    <style:style style:name="T15_46" style:family="text">
      <style:text-properties fo:color="#1155cc" style:text-underline-style="solid" style:text-underline-color="font-color"/>
    </style:style>
    <style:style style:name="T15_47" style:family="text"/>
    <style:style style:name="T15_48" style:family="text">
      <style:text-properties fo:color="#1155cc" style:text-underline-style="solid" style:text-underline-color="font-color"/>
    </style:style>
    <style:style style:name="T15_49" style:family="text"/>
    <style:style style:name="T15_50" style:family="text">
      <style:text-properties fo:color="#1155cc" style:text-underline-style="solid" style:text-underline-color="font-color"/>
    </style:style>
    <style:style style:name="T15_51" style:family="text"/>
    <style:style style:name="T15_52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text-align="justify" fo:break-before="auto" fo:line-height="115%" fo:margin-bottom="0.353cm" style:writing-mode="lr-tb"/>
    </style:style>
    <style:style style:name="P17" style:family="paragraph" style:parent-style-name="Standard">
      <style:paragraph-properties fo:text-align="justify" fo:break-before="auto" fo:line-height="115%" fo:margin-bottom="0.353cm" style:writing-mode="lr-tb"/>
    </style:style>
  </office:automatic-styles>
  <office:body>
    <office:text>
      <text:p text:style-name="P1"><text:bookmark-start text:name="h.wfk870jrx2l9"/><text:bookmark-end text:name="h.wfk870jrx2l9"/><text:span text:style-name="T1_1">Porzuceni</text:span></text:p>
      <text:p text:style-name="P2"><text:bookmark-start text:name="h.l951vbivyxb0"/><text:bookmark-end text:name="h.l951vbivyxb0"/><text:span text:style-name="T2_1">[</text:span><text:span text:style-name="T2_2">Dark</text:span><text:span text:style-name="T2_3">][</text:span><text:span text:style-name="T2_4">Sad</text:span><text:span text:style-name="T2_5">][</text:span><text:span text:style-name="T2_6">Violence</text:span><text:span text:style-name="T2_7">]</text:span></text:p>
      <text:p text:style-name="P3"><text:bookmark-start text:name="h.406275andsue"/><text:bookmark-end text:name="h.406275andsue"/><text:span text:style-name="T3_1">Autor</text:span><text:span text:style-name="T3_2">:<text:s/></text:span><text:span text:style-name="T3_3">Niklas</text:span></text:p>
      <text:p text:style-name="P4"><text:span text:style-name="T4_1">Porzuceni</text:span><text:span text:style-name="T4_2"><text:s/></text:span><text:span text:style-name="T4_3">to</text:span><text:span text:style-name="T4_4"><text:s/></text:span><text:span text:style-name="T4_5">powszechnie</text:span><text:span text:style-name="T4_6"><text:s/></text:span><text:span text:style-name="T4_7">znane</text:span><text:span text:style-name="T4_8"><text:s/></text:span><text:span text:style-name="T4_9">opowiadanie</text:span><text:span text:style-name="T4_10">,<text:s/></text:span><text:span text:style-name="T4_11">pod</text:span><text:span text:style-name="T4_12"><text:s/></text:span><text:span text:style-name="T4_13">którym</text:span><text:span text:style-name="T4_14"><text:s/></text:span><text:span text:style-name="T4_15">można</text:span><text:span text:style-name="T4_16"><text:s/></text:span><text:span text:style-name="T4_17">znaleźć</text:span><text:span text:style-name="T4_18"><text:s/></text:span><text:span text:style-name="T4_19">praktycznie</text:span><text:span text:style-name="T4_20"><text:s/></text:span><text:span text:style-name="T4_21">same</text:span><text:span text:style-name="T4_22"><text:s/></text:span><text:span text:style-name="T4_23">pozytywne</text:span><text:span text:style-name="T4_24"><text:s/></text:span><text:span text:style-name="T4_25">komentarze</text:span><text:span text:style-name="T4_26">.<text:s/></text:span><text:span text:style-name="T4_27">Zdecydowanie</text:span><text:span text:style-name="T4_28"><text:s/></text:span><text:span text:style-name="T4_29">jest</text:span><text:span text:style-name="T4_30"><text:s/></text:span><text:span text:style-name="T4_31">to</text:span><text:span text:style-name="T4_32"><text:s/></text:span><text:span text:style-name="T4_33">popularność</text:span><text:span text:style-name="T4_34"><text:s/></text:span><text:span text:style-name="T4_35">zasłużona</text:span><text:span text:style-name="T4_36">,<text:s/></text:span><text:span text:style-name="T4_37">gdyż</text:span><text:span text:style-name="T4_38"><text:s/></text:span><text:span text:style-name="T4_39">tekst</text:span><text:span text:style-name="T4_40"><text:s/></text:span><text:span text:style-name="T4_41">jest</text:span><text:span text:style-name="T4_42"><text:s/></text:span><text:span text:style-name="T4_43">naprawdę</text:span><text:span text:style-name="T4_44"><text:s/></text:span><text:span text:style-name="T4_45">dobry</text:span><text:span text:style-name="T4_46">.<text:s/></text:span><text:span text:style-name="T4_47">Odznacza</text:span><text:span text:style-name="T4_48"><text:s/></text:span><text:span text:style-name="T4_49">się</text:span><text:span text:style-name="T4_50"><text:s/></text:span><text:span text:style-name="T4_51">interesującą</text:span><text:span text:style-name="T4_52"><text:s/></text:span><text:span text:style-name="T4_53">treścią</text:span><text:span text:style-name="T4_54"><text:s/></text:span><text:span text:style-name="T4_55">i</text:span><text:span text:style-name="T4_56"><text:s/></text:span><text:span text:style-name="T4_57">poprawną</text:span><text:span text:style-name="T4_58"><text:s/></text:span><text:span text:style-name="T4_59">formą</text:span><text:span text:style-name="T4_60">.<text:s/></text:span><text:span text:style-name="T4_61">Styl</text:span><text:span text:style-name="T4_62"><text:s/></text:span><text:span text:style-name="T4_63">autora</text:span><text:span text:style-name="T4_64"><text:s/></text:span><text:span text:style-name="T4_65">zaś</text:span><text:span text:style-name="T4_66"><text:s/></text:span><text:span text:style-name="T4_67">określiłabym</text:span><text:span text:style-name="T4_68"><text:s/></text:span><text:span text:style-name="T4_69">mianem</text:span><text:span text:style-name="T4_70"><text:s/></text:span><text:span text:style-name="T4_71">przyjemnego</text:span><text:span text:style-name="T4_72">.<text:s/></text:span><text:span text:style-name="T4_73">Niklas</text:span><text:span text:style-name="T4_74"><text:s/></text:span><text:span text:style-name="T4_75">umie</text:span><text:span text:style-name="T4_76"><text:s/></text:span><text:span text:style-name="T4_77">pisać</text:span><text:span text:style-name="T4_78">,<text:s/></text:span><text:span text:style-name="T4_79">co</text:span><text:span text:style-name="T4_80"><text:s/></text:span><text:span text:style-name="T4_81">udowadniał</text:span><text:span text:style-name="T4_82"><text:s/></text:span><text:span text:style-name="T4_83">już</text:span><text:span text:style-name="T4_84"><text:s/></text:span><text:span text:style-name="T4_85">nie</text:span><text:span text:style-name="T4_86"><text:s/></text:span><text:span text:style-name="T4_87">raz</text:span><text:span text:style-name="T4_88"><text:s/></text:span><text:span text:style-name="T4_89">i</text:span><text:span text:style-name="T4_90"><text:s/></text:span><text:span text:style-name="T4_91">nie</text:span><text:span text:style-name="T4_92"><text:s/></text:span><text:span text:style-name="T4_93">dwa</text:span><text:span text:style-name="T4_94">,<text:s/></text:span><text:span text:style-name="T4_95">więc</text:span><text:span text:style-name="T4_96"><text:s/></text:span><text:span text:style-name="T4_97">wysoka</text:span><text:span text:style-name="T4_98"><text:s/></text:span><text:span text:style-name="T4_99">jakość</text:span><text:span text:style-name="T4_100"><text:s/></text:span><text:span text:style-name="T4_101">tego</text:span><text:span text:style-name="T4_102"><text:s/></text:span><text:span text:style-name="T4_103">dzieła</text:span><text:span text:style-name="T4_104"><text:s/></text:span><text:span text:style-name="T4_105">nie</text:span><text:span text:style-name="T4_106"><text:s/></text:span><text:span text:style-name="T4_107">była</text:span><text:span text:style-name="T4_108"><text:s/></text:span><text:span text:style-name="T4_109">dla</text:span><text:span text:style-name="T4_110"><text:s/></text:span><text:span text:style-name="T4_111">mnie</text:span><text:span text:style-name="T4_112"><text:s/></text:span><text:span text:style-name="T4_113">niczym</text:span><text:span text:style-name="T4_114"><text:s/></text:span><text:span text:style-name="T4_115">dziwnym</text:span><text:span text:style-name="T4_116">.<text:s/></text:span><text:span text:style-name="T4_117">Znana</text:span><text:span text:style-name="T4_118"><text:s/></text:span><text:span text:style-name="T4_119">marka</text:span><text:span text:style-name="T4_120"><text:s/></text:span><text:span text:style-name="T4_121">polskiej</text:span><text:span text:style-name="T4_122"><text:s/></text:span><text:span text:style-name="T4_123">sceny</text:span><text:span text:style-name="T4_124"><text:s/></text:span><text:span text:style-name="T4_125">fanfikowej</text:span><text:span text:style-name="T4_126"><text:s/></text:span><text:span text:style-name="T4_127">trzyma</text:span><text:span text:style-name="T4_128"><text:s/></text:span><text:span text:style-name="T4_129">poziom</text:span><text:span text:style-name="T4_130">.<text:s/></text:span><text:span text:style-name="T4_131">Nienaganna</text:span><text:span text:style-name="T4_132"><text:s/></text:span><text:span text:style-name="T4_133">strona</text:span><text:span text:style-name="T4_134"><text:s/></text:span><text:span text:style-name="T4_135">techniczna</text:span><text:span text:style-name="T4_136"><text:s/></text:span><text:span text:style-name="T4_137">to</text:span><text:span text:style-name="T4_138"><text:s/></text:span><text:span text:style-name="T4_139">jedynie</text:span><text:span text:style-name="T4_140"><text:s/></text:span><text:span text:style-name="T4_141">wisienka</text:span><text:span text:style-name="T4_142"><text:s/></text:span><text:span text:style-name="T4_143">na</text:span><text:span text:style-name="T4_144"><text:s/></text:span><text:span text:style-name="T4_145">torcie</text:span><text:span text:style-name="T4_146">.<text:s/></text:span></text:p>
      <text:p text:style-name="P5"><text:span text:style-name="T5_1">Mogłabym</text:span><text:span text:style-name="T5_2"><text:s/></text:span><text:span text:style-name="T5_3">powiedzieć</text:span><text:span text:style-name="T5_4">,<text:s/></text:span><text:span text:style-name="T5_5">że</text:span><text:span text:style-name="T5_6"><text:s/></text:span><text:span text:style-name="T5_7">sięgnęłam</text:span><text:span text:style-name="T5_8"><text:s/></text:span><text:span text:style-name="T5_9">po</text:span><text:span text:style-name="T5_10"><text:s/></text:span><text:span text:style-name="T5_11">tę</text:span><text:span text:style-name="T5_12"><text:s/></text:span><text:span text:style-name="T5_13">historię</text:span><text:span text:style-name="T5_14">,<text:s/></text:span><text:span text:style-name="T5_15">gdyż</text:span><text:span text:style-name="T5_16"><text:s/></text:span><text:span text:style-name="T5_17">coś</text:span><text:span text:style-name="T5_18"><text:s/></text:span><text:span text:style-name="T5_19">mnie</text:span><text:span text:style-name="T5_20"><text:s/></text:span><text:span text:style-name="T5_21">do</text:span><text:span text:style-name="T5_22"><text:s/></text:span><text:span text:style-name="T5_23">tego</text:span><text:span text:style-name="T5_24"><text:s/></text:span><text:span text:style-name="T5_25">zachęciło</text:span><text:span text:style-name="T5_26">.<text:s/></text:span><text:span text:style-name="T5_27">No</text:span><text:span text:style-name="T5_28"><text:s/></text:span><text:span text:style-name="T5_29">cóż</text:span><text:span text:style-name="T5_30">,<text:s/></text:span><text:span text:style-name="T5_31">było</text:span><text:span text:style-name="T5_32"><text:s/></text:span><text:span text:style-name="T5_33">nieco</text:span><text:span text:style-name="T5_34"><text:s/></text:span><text:span text:style-name="T5_35">inaczej</text:span><text:span text:style-name="T5_36">,<text:s/></text:span><text:span text:style-name="T5_37">przeczytać</text:span><text:span text:style-name="T5_38"><text:s/></text:span><text:span text:style-name="T5_39">Porzuconych</text:span><text:span text:style-name="T5_40"><text:s/></text:span><text:span text:style-name="T5_41">musiałam</text:span><text:span text:style-name="T5_42"><text:s/></text:span><text:span text:style-name="T5_43">nie</text:span><text:span text:style-name="T5_44"><text:s/></text:span><text:span text:style-name="T5_45">z</text:span><text:span text:style-name="T5_46"><text:s/></text:span><text:span text:style-name="T5_47">własnej</text:span><text:span text:style-name="T5_48"><text:s/></text:span><text:span text:style-name="T5_49">woli</text:span><text:span text:style-name="T5_50">,<text:s/></text:span><text:span text:style-name="T5_51">ale</text:span><text:span text:style-name="T5_52"><text:s/></text:span><text:span text:style-name="T5_53">to</text:span><text:span text:style-name="T5_54"><text:s/></text:span><text:span text:style-name="T5_55">w</text:span><text:span text:style-name="T5_56"><text:s/></text:span><text:span text:style-name="T5_57">sumie</text:span><text:span text:style-name="T5_58"><text:s/></text:span><text:span text:style-name="T5_59">nie</text:span><text:span text:style-name="T5_60"><text:s/></text:span><text:span text:style-name="T5_61">jest</text:span><text:span text:style-name="T5_62"><text:s/></text:span><text:span text:style-name="T5_63">ważne</text:span><text:span text:style-name="T5_64"><text:s/></text:span><text:span text:style-name="T5_65">i</text:span><text:span text:style-name="T5_66"><text:s/></text:span><text:span text:style-name="T5_67">nie</text:span><text:span text:style-name="T5_68"><text:s/></text:span><text:span text:style-name="T5_69">to</text:span><text:span text:style-name="T5_70"><text:s/></text:span><text:span text:style-name="T5_71">próbuję</text:span><text:span text:style-name="T5_72"><text:s/></text:span><text:span text:style-name="T5_73">wam</text:span><text:span text:style-name="T5_74"><text:s/></text:span><text:span text:style-name="T5_75">teraz</text:span><text:span text:style-name="T5_76"><text:s/></text:span><text:span text:style-name="T5_77">przekazać</text:span><text:span text:style-name="T5_78">.<text:s/></text:span><text:span text:style-name="T5_79">Chodzi</text:span><text:span text:style-name="T5_80"><text:s/></text:span><text:span text:style-name="T5_81">mi</text:span><text:span text:style-name="T5_82"><text:s/></text:span><text:span text:style-name="T5_83">o</text:span><text:span text:style-name="T5_84"><text:s/></text:span><text:span text:style-name="T5_85">coś</text:span><text:span text:style-name="T5_86"><text:s/></text:span><text:span text:style-name="T5_87">zupełnie</text:span><text:span text:style-name="T5_88"><text:s/></text:span><text:span text:style-name="T5_89">odmiennego</text:span><text:span text:style-name="T5_90">.<text:s/></text:span><text:span text:style-name="T5_91">Czytając</text:span><text:span text:style-name="T5_92"><text:s/></text:span><text:span text:style-name="T5_93">opis</text:span><text:span text:style-name="T5_94"><text:s/></text:span><text:span text:style-name="T5_95">tego</text:span><text:span text:style-name="T5_96"><text:s/></text:span><text:span text:style-name="T5_97">fanfika</text:span><text:span text:style-name="T5_98">,<text:s/></text:span><text:span text:style-name="T5_99">niektórzy</text:span><text:span text:style-name="T5_100"><text:s/></text:span><text:span text:style-name="T5_101">pomyślą</text:span><text:span text:style-name="T5_102"><text:s/></text:span><text:span text:style-name="T5_103">z</text:span><text:span text:style-name="T5_104"><text:s/></text:span><text:span text:style-name="T5_105">marszu</text:span><text:span text:style-name="T5_106"><text:s/></text:span><text:span text:style-name="T5_107">o</text:span><text:span text:style-name="T5_108"><text:s/></text:span><text:span text:style-name="T5_109">rewolucjach</text:span><text:span text:style-name="T5_110">,<text:s/></text:span><text:span text:style-name="T5_111">a</text:span><text:span text:style-name="T5_112"><text:s/></text:span><text:span text:style-name="T5_113">w</text:span><text:span text:style-name="T5_114"><text:s/></text:span><text:span text:style-name="T5_115">szczególności</text:span><text:span text:style-name="T5_116"><text:s/></text:span><text:span text:style-name="T5_117">francuskiej</text:span><text:span text:style-name="T5_118"><text:s/></text:span><text:span text:style-name="T5_119">i</text:span><text:span text:style-name="T5_120"><text:s/></text:span><text:span text:style-name="T5_121">komunistycznej</text:span><text:span text:style-name="T5_122">.<text:s/></text:span><text:span text:style-name="T5_123">Fakt</text:span><text:span text:style-name="T5_124">,<text:s/></text:span><text:span text:style-name="T5_125">wątek</text:span><text:span text:style-name="T5_126"><text:s/></text:span><text:span text:style-name="T5_127">rewolucji</text:span><text:span text:style-name="T5_128"><text:s/></text:span><text:span text:style-name="T5_129">jest</text:span><text:span text:style-name="T5_130"><text:s/></text:span><text:span text:style-name="T5_131">ważny</text:span><text:span text:style-name="T5_132">,<text:s/></text:span><text:span text:style-name="T5_133">ale</text:span><text:span text:style-name="T5_134"><text:s/></text:span><text:span text:style-name="T5_135">sprawa</text:span><text:span text:style-name="T5_136"><text:s/></text:span><text:span text:style-name="T5_137">jest</text:span><text:span text:style-name="T5_138"><text:s/></text:span><text:span text:style-name="T5_139">dużo</text:span><text:span text:style-name="T5_140"><text:s/></text:span><text:span text:style-name="T5_141">bardziej</text:span><text:span text:style-name="T5_142"><text:s/></text:span><text:span text:style-name="T5_143">skomplikowana</text:span><text:span text:style-name="T5_144"><text:s/></text:span><text:span text:style-name="T5_145">i</text:span><text:span text:style-name="T5_146"><text:s/></text:span><text:span text:style-name="T5_147">dlatego</text:span><text:span text:style-name="T5_148"><text:s/></text:span><text:span text:style-name="T5_149">jeśli</text:span><text:span text:style-name="T5_150"><text:s/></text:span><text:span text:style-name="T5_151">ktoś</text:span><text:span text:style-name="T5_152"><text:s/></text:span><text:span text:style-name="T5_153">bał</text:span><text:span text:style-name="T5_154"><text:s/></text:span><text:span text:style-name="T5_155">się</text:span><text:span text:style-name="T5_156"><text:s/></text:span><text:span text:style-name="T5_157">stada</text:span><text:span text:style-name="T5_158"><text:s/></text:span><text:span text:style-name="T5_159">komuchów</text:span><text:span text:style-name="T5_160"><text:s/></text:span><text:span text:style-name="T5_161">czy</text:span><text:span text:style-name="T5_162"><text:s/></text:span><text:span text:style-name="T5_163">burzenia</text:span><text:span text:style-name="T5_164"><text:s/></text:span><text:span text:style-name="T5_165">Bastylii</text:span><text:span text:style-name="T5_166">,<text:s/></text:span><text:span text:style-name="T5_167">to</text:span><text:span text:style-name="T5_168"><text:s/></text:span><text:span text:style-name="T5_169">nie</text:span><text:span text:style-name="T5_170"><text:s/></text:span><text:span text:style-name="T5_171">musi</text:span><text:span text:style-name="T5_172"><text:s/></text:span><text:span text:style-name="T5_173">się</text:span><text:span text:style-name="T5_174"><text:s/></text:span><text:span text:style-name="T5_175">obawiać</text:span><text:span text:style-name="T5_176"><text:s/></text:span><text:span text:style-name="T5_177">i</text:span><text:span text:style-name="T5_178"><text:s/></text:span><text:span text:style-name="T5_179">może</text:span><text:span text:style-name="T5_180"><text:s/></text:span><text:span text:style-name="T5_181">spokojnie</text:span><text:span text:style-name="T5_182"><text:s/></text:span><text:span text:style-name="T5_183">to</text:span><text:span text:style-name="T5_184"><text:s/></text:span><text:span text:style-name="T5_185">przeczytać</text:span><text:span text:style-name="T5_186">.</text:span></text:p>
      <text:p text:style-name="P6"><text:span text:style-name="T6_1">Jest</text:span><text:span text:style-name="T6_2"><text:s/></text:span><text:span text:style-name="T6_3">to</text:span><text:span text:style-name="T6_4"><text:s/></text:span><text:span text:style-name="T6_5">historia</text:span><text:span text:style-name="T6_6"><text:s/></text:span><text:span text:style-name="T6_7">Grey</text:span><text:span text:style-name="T6_8"><text:s/></text:span><text:span text:style-name="T6_9">Dusta</text:span><text:span text:style-name="T6_10">,<text:s/></text:span><text:span text:style-name="T6_11">Porzuconego</text:span><text:span text:style-name="T6_12">,<text:s/></text:span><text:span text:style-name="T6_13">kuca</text:span><text:span text:style-name="T6_14">,<text:s/></text:span><text:span text:style-name="T6_15">który</text:span><text:span text:style-name="T6_16"><text:s/></text:span><text:span text:style-name="T6_17">z</text:span><text:span text:style-name="T6_18"><text:s/></text:span><text:span text:style-name="T6_19">desperacji</text:span><text:span text:style-name="T6_20"><text:s/></text:span><text:span text:style-name="T6_21">zbuntował</text:span><text:span text:style-name="T6_22"><text:s/></text:span><text:span text:style-name="T6_23">się</text:span><text:span text:style-name="T6_24"><text:s/></text:span><text:span text:style-name="T6_25">przeciwko</text:span><text:span text:style-name="T6_26"><text:s/></text:span><text:span text:style-name="T6_27">Księżniczkom</text:span><text:span text:style-name="T6_28">.<text:s/></text:span><text:span text:style-name="T6_29">Takich</text:span><text:span text:style-name="T6_30"><text:s/></text:span><text:span text:style-name="T6_31">jak</text:span><text:span text:style-name="T6_32"><text:s/></text:span><text:span text:style-name="T6_33">on</text:span><text:span text:style-name="T6_34">,<text:s/></text:span><text:span text:style-name="T6_35">skrzywdzonych</text:span><text:span text:style-name="T6_36"><text:s/></text:span><text:span text:style-name="T6_37">przez</text:span><text:span text:style-name="T6_38"><text:s/></text:span><text:span text:style-name="T6_39">system</text:span><text:span text:style-name="T6_40">,<text:s/></text:span><text:span text:style-name="T6_41">którym</text:span><text:span text:style-name="T6_42"><text:s/></text:span><text:span text:style-name="T6_43">nikt</text:span><text:span text:style-name="T6_44"><text:s/></text:span><text:span text:style-name="T6_45">nie</text:span><text:span text:style-name="T6_46"><text:s/></text:span><text:span text:style-name="T6_47">chciał</text:span><text:span text:style-name="T6_48"><text:s/></text:span><text:span text:style-name="T6_49">pomóc</text:span><text:span text:style-name="T6_50">,<text:s/></text:span><text:span text:style-name="T6_51">jest</text:span><text:span text:style-name="T6_52"><text:s/></text:span><text:span text:style-name="T6_53">dużo</text:span><text:span text:style-name="T6_54"><text:s/></text:span><text:span text:style-name="T6_55">więcej</text:span><text:span text:style-name="T6_56">.<text:s/></text:span><text:span text:style-name="T6_57">Wspólnymi</text:span><text:span text:style-name="T6_58"><text:s/></text:span><text:span text:style-name="T6_59">siłami</text:span><text:span text:style-name="T6_60"><text:s/></text:span><text:span text:style-name="T6_61">zapoczątkowali</text:span><text:span text:style-name="T6_62"><text:s/></text:span><text:span text:style-name="T6_63">rebelię</text:span><text:span text:style-name="T6_64">,<text:s/></text:span><text:span text:style-name="T6_65">a</text:span><text:span text:style-name="T6_66"><text:s/></text:span><text:span text:style-name="T6_67">nasz</text:span><text:span text:style-name="T6_68"><text:s/></text:span><text:span text:style-name="T6_69">główny</text:span><text:span text:style-name="T6_70"><text:s/></text:span><text:span text:style-name="T6_71">bohater</text:span><text:span text:style-name="T6_72"><text:s/></text:span><text:span text:style-name="T6_73">został</text:span><text:span text:style-name="T6_74"><text:s/></text:span><text:span text:style-name="T6_75">jej</text:span><text:span text:style-name="T6_76"><text:s/></text:span><text:span text:style-name="T6_77">przywódcą</text:span><text:span text:style-name="T6_78">.<text:s/></text:span><text:span text:style-name="T6_79">Władze</text:span><text:span text:style-name="T6_80"><text:s/></text:span><text:span text:style-name="T6_81">uznały</text:span><text:span text:style-name="T6_82"><text:s/></text:span><text:span text:style-name="T6_83">ich</text:span><text:span text:style-name="T6_84"><text:s/></text:span><text:span text:style-name="T6_85">za</text:span><text:span text:style-name="T6_86"><text:s/></text:span><text:span text:style-name="T6_87">terrorystów</text:span><text:span text:style-name="T6_88">,<text:s/></text:span><text:span text:style-name="T6_89">lecz</text:span><text:span text:style-name="T6_90"><text:s/></text:span><text:span text:style-name="T6_91">zdania</text:span><text:span text:style-name="T6_92"><text:s/></text:span><text:span text:style-name="T6_93">społeczeństwa</text:span><text:span text:style-name="T6_94"><text:s/></text:span><text:span text:style-name="T6_95">są</text:span><text:span text:style-name="T6_96"><text:s/></text:span><text:span text:style-name="T6_97">podzielone</text:span><text:span text:style-name="T6_98">.<text:s/></text:span><text:span text:style-name="T6_99">Nie</text:span><text:span text:style-name="T6_100"><text:s/></text:span><text:span text:style-name="T6_101">wszystko</text:span><text:span text:style-name="T6_102"><text:s/></text:span><text:span text:style-name="T6_103">jest</text:span><text:span text:style-name="T6_104"><text:s/></text:span><text:span text:style-name="T6_105">też</text:span><text:span text:style-name="T6_106"><text:s/></text:span><text:span text:style-name="T6_107">takie</text:span><text:span text:style-name="T6_108"><text:s/></text:span><text:span text:style-name="T6_109">jak</text:span><text:span text:style-name="T6_110"><text:s/></text:span><text:span text:style-name="T6_111">się</text:span><text:span text:style-name="T6_112"><text:s/></text:span><text:span text:style-name="T6_113">na</text:span><text:span text:style-name="T6_114"><text:s/></text:span><text:span text:style-name="T6_115">pierwszy</text:span><text:span text:style-name="T6_116"><text:s/></text:span><text:span text:style-name="T6_117">rzut</text:span><text:span text:style-name="T6_118"><text:s/></text:span><text:span text:style-name="T6_119">oka</text:span><text:span text:style-name="T6_120"><text:s/></text:span><text:span text:style-name="T6_121">wydaje</text:span><text:span text:style-name="T6_122">.<text:s/></text:span><text:span text:style-name="T6_123">Ale</text:span><text:span text:style-name="T6_124"><text:s/></text:span><text:span text:style-name="T6_125">jaka</text:span><text:span text:style-name="T6_126"><text:s/></text:span><text:span text:style-name="T6_127">jest</text:span><text:span text:style-name="T6_128"><text:s/></text:span><text:span text:style-name="T6_129">prawda</text:span><text:span text:style-name="T6_130">?<text:s/></text:span><text:span text:style-name="T6_131">Jak</text:span><text:span text:style-name="T6_132"><text:s/></text:span><text:span text:style-name="T6_133">wygląda</text:span><text:span text:style-name="T6_134"><text:s/></text:span><text:span text:style-name="T6_135">władza</text:span><text:span text:style-name="T6_136"><text:s/></text:span><text:span text:style-name="T6_137">Księżniczek</text:span><text:span text:style-name="T6_138">?<text:s/></text:span><text:span text:style-name="T6_139">Kto</text:span><text:span text:style-name="T6_140"><text:s/></text:span><text:span text:style-name="T6_141">ma</text:span><text:span text:style-name="T6_142"><text:s/></text:span><text:span text:style-name="T6_143">rację</text:span><text:span text:style-name="T6_144">?<text:s/></text:span><text:span text:style-name="T6_145">Co</text:span><text:span text:style-name="T6_146"><text:s/></text:span><text:span text:style-name="T6_147">czai</text:span><text:span text:style-name="T6_148"><text:s/></text:span><text:span text:style-name="T6_149">się</text:span><text:span text:style-name="T6_150"><text:s/></text:span><text:span text:style-name="T6_151">w</text:span><text:span text:style-name="T6_152"><text:s/></text:span><text:span text:style-name="T6_153">cieniu</text:span><text:span text:style-name="T6_154">?<text:s/></text:span><text:span text:style-name="T6_155">Mogłabym</text:span><text:span text:style-name="T6_156"><text:s/></text:span><text:span text:style-name="T6_157">wam</text:span><text:span text:style-name="T6_158"><text:s/></text:span><text:span text:style-name="T6_159">odpowiedzieć</text:span><text:span text:style-name="T6_160"><text:s/></text:span><text:span text:style-name="T6_161">na</text:span><text:span text:style-name="T6_162"><text:s/></text:span><text:span text:style-name="T6_163">te</text:span><text:span text:style-name="T6_164"><text:s/></text:span><text:span text:style-name="T6_165">pytania</text:span><text:span text:style-name="T6_166">,<text:s/></text:span><text:span text:style-name="T6_167">ale</text:span><text:span text:style-name="T6_168"><text:s/></text:span><text:span text:style-name="T6_169">postanowiłam</text:span><text:span text:style-name="T6_170"><text:s/></text:span><text:span text:style-name="T6_171">nie</text:span><text:span text:style-name="T6_172"><text:s/></text:span><text:span text:style-name="T6_173">psuć</text:span><text:span text:style-name="T6_174"><text:s/></text:span><text:span text:style-name="T6_175">wam</text:span><text:span text:style-name="T6_176"><text:s/></text:span><text:span text:style-name="T6_177">zabawy</text:span><text:span text:style-name="T6_178"><text:s/></text:span><text:span text:style-name="T6_179">i</text:span><text:span text:style-name="T6_180"><text:s/></text:span><text:span text:style-name="T6_181">nie</text:span><text:span text:style-name="T6_182"><text:s/></text:span><text:span text:style-name="T6_183">spoilerować</text:span><text:span text:style-name="T6_184">.<text:s/></text:span><text:span text:style-name="T6_185">Powiem</text:span><text:span text:style-name="T6_186"><text:s/></text:span><text:span text:style-name="T6_187">tylko</text:span><text:span text:style-name="T6_188">,<text:s/></text:span><text:span text:style-name="T6_189">że</text:span><text:span text:style-name="T6_190"><text:s/></text:span><text:span text:style-name="T6_191">skomplikowana</text:span><text:span text:style-name="T6_192"><text:s/></text:span><text:span text:style-name="T6_193">intryga</text:span><text:span text:style-name="T6_194"><text:s/></text:span><text:span text:style-name="T6_195">i</text:span><text:span text:style-name="T6_196"><text:s/></text:span><text:span text:style-name="T6_197">gwałtowne</text:span><text:span text:style-name="T6_198"><text:s/></text:span><text:span text:style-name="T6_199">zwroty</text:span><text:span text:style-name="T6_200"><text:s/></text:span><text:span text:style-name="T6_201">akcji</text:span><text:span text:style-name="T6_202"><text:s/></text:span><text:span text:style-name="T6_203">są</text:span><text:span text:style-name="T6_204"><text:s/></text:span><text:span text:style-name="T6_205">w</text:span><text:span text:style-name="T6_206"><text:s/></text:span><text:span text:style-name="T6_207">tym</text:span><text:span text:style-name="T6_208"><text:s/></text:span><text:span text:style-name="T6_209">fanfiku</text:span><text:span text:style-name="T6_210"><text:s/></text:span><text:span text:style-name="T6_211">na</text:span><text:span text:style-name="T6_212"><text:s/></text:span><text:span text:style-name="T6_213">porządku</text:span><text:span text:style-name="T6_214"><text:s/></text:span><text:span text:style-name="T6_215">dziennym</text:span><text:span text:style-name="T6_216">.<text:s/></text:span><text:span text:style-name="T6_217">Kawał</text:span><text:span text:style-name="T6_218"><text:s/></text:span><text:span text:style-name="T6_219">tekstu</text:span><text:span text:style-name="T6_220"><text:s/></text:span><text:span text:style-name="T6_221">za</text:span><text:span text:style-name="T6_222"><text:s/></text:span><text:span text:style-name="T6_223">nami</text:span><text:span text:style-name="T6_224">,<text:s/></text:span><text:span text:style-name="T6_225">a</text:span><text:span text:style-name="T6_226"><text:s/></text:span><text:span text:style-name="T6_227">dalej</text:span><text:span text:style-name="T6_228"><text:s/></text:span><text:span text:style-name="T6_229">w</text:span><text:span text:style-name="T6_230"><text:s/></text:span><text:span text:style-name="T6_231">istocie</text:span><text:span text:style-name="T6_232"><text:s/></text:span><text:span text:style-name="T6_233">nie</text:span><text:span text:style-name="T6_234"><text:s/></text:span><text:span text:style-name="T6_235">sposób</text:span><text:span text:style-name="T6_236"><text:s/></text:span><text:span text:style-name="T6_237">się</text:span><text:span text:style-name="T6_238"><text:s/></text:span><text:span text:style-name="T6_239">rozeznać</text:span><text:span text:style-name="T6_240">,<text:s/></text:span><text:span text:style-name="T6_241">o</text:span><text:span text:style-name="T6_242"><text:s/></text:span><text:span text:style-name="T6_243">co</text:span><text:span text:style-name="T6_244"><text:s/></text:span><text:span text:style-name="T6_245">w</text:span><text:span text:style-name="T6_246"><text:s/></text:span><text:span text:style-name="T6_247">tym</text:span><text:span text:style-name="T6_248"><text:s/></text:span><text:span text:style-name="T6_249">chodzi</text:span><text:span text:style-name="T6_250">.<text:s/></text:span><text:span text:style-name="T6_251">Nie</text:span><text:span text:style-name="T6_252"><text:s/></text:span><text:span text:style-name="T6_253">dlatego</text:span><text:span text:style-name="T6_254"><text:s/></text:span><text:span text:style-name="T6_255">że</text:span><text:span text:style-name="T6_256"><text:s/></text:span><text:span text:style-name="T6_257">jest</text:span><text:span text:style-name="T6_258"><text:s/></text:span><text:span text:style-name="T6_259">to</text:span><text:span text:style-name="T6_260"><text:s/></text:span><text:span text:style-name="T6_261">źle</text:span><text:span text:style-name="T6_262"><text:s/></text:span><text:span text:style-name="T6_263">stworzone</text:span><text:span text:style-name="T6_264">,<text:s/></text:span><text:span text:style-name="T6_265">bogowie</text:span><text:span text:style-name="T6_266"><text:s/></text:span><text:span text:style-name="T6_267">brońcie</text:span><text:span text:style-name="T6_268">!<text:s/></text:span><text:span text:style-name="T6_269">To</text:span><text:span text:style-name="T6_270"><text:s/></text:span><text:span text:style-name="T6_271">ta</text:span><text:span text:style-name="T6_272"><text:s/></text:span><text:span text:style-name="T6_273">tajemnica</text:span><text:span text:style-name="T6_274"><text:s/></text:span><text:span text:style-name="T6_275">jest</text:span><text:span text:style-name="T6_276"><text:s/></text:span><text:span text:style-name="T6_277">kluczem</text:span><text:span text:style-name="T6_278"><text:s/></text:span><text:span text:style-name="T6_279">Porzuconych</text:span><text:span text:style-name="T6_280">.</text:span></text:p>
      <text:p text:style-name="P7"><text:span text:style-name="T7_1">Fabuła</text:span><text:span text:style-name="T7_2">?<text:s/></text:span><text:span text:style-name="T7_3">Mocno</text:span><text:span text:style-name="T7_4"><text:s/></text:span><text:span text:style-name="T7_5">pokręcona</text:span><text:span text:style-name="T7_6">,<text:s/></text:span><text:span text:style-name="T7_7">ciekawa</text:span><text:span text:style-name="T7_8"><text:s/></text:span><text:span text:style-name="T7_9">i</text:span><text:span text:style-name="T7_10"><text:s/></text:span><text:span text:style-name="T7_11">dobrze</text:span><text:span text:style-name="T7_12"><text:s/></text:span><text:span text:style-name="T7_13">skonstruowana</text:span><text:span text:style-name="T7_14">.<text:s/></text:span><text:span text:style-name="T7_15">To</text:span><text:span text:style-name="T7_16"><text:s/></text:span><text:span text:style-name="T7_17">zdecydowanie</text:span><text:span text:style-name="T7_18"><text:s/></text:span><text:span text:style-name="T7_19">jeden</text:span><text:span text:style-name="T7_20"><text:s/></text:span><text:span text:style-name="T7_21">z</text:span><text:span text:style-name="T7_22"><text:s/></text:span><text:span text:style-name="T7_23">większych</text:span><text:span text:style-name="T7_24"><text:s/></text:span><text:span text:style-name="T7_25">atutów</text:span><text:span text:style-name="T7_26"><text:s/></text:span><text:span text:style-name="T7_27">tego</text:span><text:span text:style-name="T7_28"><text:s/></text:span><text:span text:style-name="T7_29">opowiadania</text:span><text:span text:style-name="T7_30">.<text:s/></text:span><text:span text:style-name="T7_31">Autor</text:span><text:span text:style-name="T7_32"><text:s/></text:span><text:span text:style-name="T7_33">wybrał</text:span><text:span text:style-name="T7_34"><text:s/></text:span><text:span text:style-name="T7_35">dość</text:span><text:span text:style-name="T7_36"><text:s/></text:span><text:span text:style-name="T7_37">wartkie</text:span><text:span text:style-name="T7_38"><text:s/></text:span><text:span text:style-name="T7_39">tempo</text:span><text:span text:style-name="T7_40"><text:s/></text:span><text:span text:style-name="T7_41">akcji</text:span><text:span text:style-name="T7_42">,<text:s/></text:span><text:span text:style-name="T7_43">a</text:span><text:span text:style-name="T7_44"><text:s/></text:span><text:span text:style-name="T7_45">sama</text:span><text:span text:style-name="T7_46"><text:s/></text:span><text:span text:style-name="T7_47">forma</text:span><text:span text:style-name="T7_48"><text:s/></text:span><text:span text:style-name="T7_49">jest</text:span><text:span text:style-name="T7_50"><text:s/></text:span><text:span text:style-name="T7_51">w</text:span><text:span text:style-name="T7_52"><text:s/></text:span><text:span text:style-name="T7_53">zasadzie</text:span><text:span text:style-name="T7_54"><text:s/></text:span><text:span text:style-name="T7_55">zlepkiem</text:span><text:span text:style-name="T7_56"><text:s/></text:span><text:span text:style-name="T7_57">powiązanych</text:span><text:span text:style-name="T7_58"><text:s/></text:span><text:span text:style-name="T7_59">ze</text:span><text:span text:style-name="T7_60"><text:s/></text:span><text:span text:style-name="T7_61">sobą</text:span><text:span text:style-name="T7_62"><text:s/></text:span><text:span text:style-name="T7_63">wydarzeń</text:span><text:span text:style-name="T7_64">,<text:s/></text:span><text:span text:style-name="T7_65">dzięki</text:span><text:span text:style-name="T7_66"><text:s/></text:span><text:span text:style-name="T7_67">czemu</text:span><text:span text:style-name="T7_68"><text:s/></text:span><text:span text:style-name="T7_69">nie</text:span><text:span text:style-name="T7_70"><text:s/></text:span><text:span text:style-name="T7_71">ma</text:span><text:span text:style-name="T7_72"><text:s/></text:span><text:span text:style-name="T7_73">dłużyzn</text:span><text:span text:style-name="T7_74"><text:s/></text:span><text:span text:style-name="T7_75">ani</text:span><text:span text:style-name="T7_76"><text:s/></text:span><text:span text:style-name="T7_77">przynudzania</text:span><text:span text:style-name="T7_78">,<text:s/></text:span><text:span text:style-name="T7_79">ale</text:span><text:span text:style-name="T7_80"><text:s/></text:span><text:span text:style-name="T7_81">mimo</text:span><text:span text:style-name="T7_82"><text:s/></text:span><text:span text:style-name="T7_83">wszystko</text:span><text:span text:style-name="T7_84"><text:s/></text:span><text:span text:style-name="T7_85">osiągnięto</text:span><text:span text:style-name="T7_86"><text:s/></text:span><text:span text:style-name="T7_87">spójną</text:span><text:span text:style-name="T7_88"><text:s/></text:span><text:span text:style-name="T7_89">całość</text:span><text:span text:style-name="T7_90"><text:s/></text:span><text:span text:style-name="T7_91">i</text:span><text:span text:style-name="T7_92"><text:s/></text:span><text:span text:style-name="T7_93">fanfik</text:span><text:span text:style-name="T7_94"><text:s/></text:span><text:span text:style-name="T7_95">nie</text:span><text:span text:style-name="T7_96"><text:s/></text:span><text:span text:style-name="T7_97">sprawia</text:span><text:span text:style-name="T7_98"><text:s/></text:span><text:span text:style-name="T7_99">wrażenia</text:span><text:span text:style-name="T7_100"><text:s/></text:span><text:span text:style-name="T7_101">niekompletnego</text:span><text:span text:style-name="T7_102">.<text:s/></text:span><text:span text:style-name="T7_103">To</text:span><text:span text:style-name="T7_104"><text:s/></text:span><text:span text:style-name="T7_105">w</text:span><text:span text:style-name="T7_106"><text:s/></text:span><text:span text:style-name="T7_107">sumie</text:span><text:span text:style-name="T7_108"><text:s/></text:span><text:span text:style-name="T7_109">ciekawe</text:span><text:span text:style-name="T7_110"><text:s/></text:span><text:span text:style-name="T7_111">rozwiązanie</text:span><text:span text:style-name="T7_112"><text:s/></text:span><text:span text:style-name="T7_113">i</text:span><text:span text:style-name="T7_114"><text:s/></text:span><text:span text:style-name="T7_115">przypomina</text:span><text:span text:style-name="T7_116"><text:s/></text:span><text:span text:style-name="T7_117">mi</text:span><text:span text:style-name="T7_118"><text:s/></text:span><text:span text:style-name="T7_119">nieco</text:span><text:span text:style-name="T7_120"><text:s/></text:span><text:span text:style-name="T7_121">pod</text:span><text:span text:style-name="T7_122"><text:s/></text:span><text:span text:style-name="T7_123">tym</text:span><text:span text:style-name="T7_124"><text:s/></text:span><text:span text:style-name="T7_125">względem</text:span><text:span text:style-name="T7_126"><text:s/></text:span><text:span text:style-name="T7_127">kronikę</text:span><text:span text:style-name="T7_128">.<text:s/></text:span><text:span text:style-name="T7_129">Całość</text:span><text:span text:style-name="T7_130"><text:s/></text:span><text:span text:style-name="T7_131">kręci</text:span><text:span text:style-name="T7_132"><text:s/></text:span><text:span text:style-name="T7_133">się</text:span><text:span text:style-name="T7_134"><text:s/></text:span><text:span text:style-name="T7_135">oczywiście</text:span><text:span text:style-name="T7_136"><text:s/></text:span><text:span text:style-name="T7_137">wokół</text:span><text:span text:style-name="T7_138"><text:s/></text:span><text:span text:style-name="T7_139">rewolucji</text:span><text:span text:style-name="T7_140">,<text:s/></text:span><text:span text:style-name="T7_141">ale</text:span><text:span text:style-name="T7_142"><text:s/></text:span><text:span text:style-name="T7_143">nie</text:span><text:span text:style-name="T7_144"><text:s/></text:span><text:span text:style-name="T7_145">tylko</text:span><text:span text:style-name="T7_146">.<text:s/></text:span><text:span text:style-name="T7_147">Podczas</text:span><text:span text:style-name="T7_148"><text:s/></text:span><text:span text:style-name="T7_149">lektury</text:span><text:span text:style-name="T7_150"><text:s/></text:span><text:span text:style-name="T7_151">odnosi</text:span><text:span text:style-name="T7_152"><text:s/></text:span><text:span text:style-name="T7_153">się</text:span><text:span text:style-name="T7_154"><text:s/></text:span><text:span text:style-name="T7_155">wrażenie</text:span><text:span text:style-name="T7_156">,<text:s/></text:span><text:span text:style-name="T7_157">że</text:span><text:span text:style-name="T7_158"><text:s/></text:span><text:span text:style-name="T7_159">jest</text:span><text:span text:style-name="T7_160"><text:s/></text:span><text:span text:style-name="T7_161">ona</text:span><text:span text:style-name="T7_162"><text:s/></text:span><text:span text:style-name="T7_163">tylko</text:span><text:span text:style-name="T7_164"><text:s/></text:span><text:span text:style-name="T7_165">zasłoną</text:span><text:span text:style-name="T7_166"><text:s/></text:span><text:span text:style-name="T7_167">dymną</text:span><text:span text:style-name="T7_168"><text:s/></text:span><text:span text:style-name="T7_169">dla</text:span><text:span text:style-name="T7_170"><text:s/></text:span><text:span text:style-name="T7_171">czegoś</text:span><text:span text:style-name="T7_172"><text:s/></text:span><text:span text:style-name="T7_173">dużo</text:span><text:span text:style-name="T7_174"><text:s/></text:span><text:span text:style-name="T7_175">większego</text:span><text:span text:style-name="T7_176">,<text:s/></text:span><text:span text:style-name="T7_177">a</text:span><text:span text:style-name="T7_178"><text:s/></text:span><text:span text:style-name="T7_179">sam</text:span><text:span text:style-name="T7_180"><text:s/></text:span><text:span text:style-name="T7_181">proces</text:span><text:span text:style-name="T7_182"><text:s/></text:span><text:span text:style-name="T7_183">czytania</text:span><text:span text:style-name="T7_184"><text:s/></text:span><text:span text:style-name="T7_185">przywodzi</text:span><text:span text:style-name="T7_186"><text:s/></text:span><text:span text:style-name="T7_187">na</text:span><text:span text:style-name="T7_188"><text:s/></text:span><text:span text:style-name="T7_189">myśl</text:span><text:span text:style-name="T7_190"><text:s/></text:span><text:span text:style-name="T7_191">odkrywanie</text:span><text:span text:style-name="T7_192"><text:s/></text:span><text:span text:style-name="T7_193">jakiejś</text:span><text:span text:style-name="T7_194"><text:s/></text:span><text:span text:style-name="T7_195">wielkiej</text:span><text:span text:style-name="T7_196"><text:s/></text:span><text:span text:style-name="T7_197">tajemnicy</text:span><text:span text:style-name="T7_198">.</text:span></text:p>
      <text:p text:style-name="P8"><text:span text:style-name="T8_1">Bohaterowie</text:span><text:span text:style-name="T8_2"><text:s/></text:span><text:span text:style-name="T8_3">są</text:span><text:span text:style-name="T8_4"><text:s/></text:span><text:span text:style-name="T8_5">nieco</text:span><text:span text:style-name="T8_6"><text:s/></text:span><text:span text:style-name="T8_7">zbyt</text:span><text:span text:style-name="T8_8"><text:s/></text:span><text:span text:style-name="T8_9">prości</text:span><text:span text:style-name="T8_10">,<text:s/></text:span><text:span text:style-name="T8_11">ale</text:span><text:span text:style-name="T8_12"><text:s/></text:span><text:span text:style-name="T8_13">mimo</text:span><text:span text:style-name="T8_14"><text:s/></text:span><text:span text:style-name="T8_15">wszystko</text:span><text:span text:style-name="T8_16"><text:s/></text:span><text:span text:style-name="T8_17">wykreowani</text:span><text:span text:style-name="T8_18"><text:s/></text:span><text:span text:style-name="T8_19">porządnie</text:span><text:span text:style-name="T8_20">.<text:s/></text:span><text:span text:style-name="T8_21">Co</text:span><text:span text:style-name="T8_22"><text:s/></text:span><text:span text:style-name="T8_23">się</text:span><text:span text:style-name="T8_24"><text:s/></text:span><text:span text:style-name="T8_25">kryje</text:span><text:span text:style-name="T8_26"><text:s/></text:span><text:span text:style-name="T8_27">pod</text:span><text:span text:style-name="T8_28"><text:s/></text:span><text:span text:style-name="T8_29">słowem</text:span><text:span text:style-name="T8_30"><text:s/>“</text:span><text:span text:style-name="T8_31">prości</text:span><text:span text:style-name="T8_32">”?<text:s/></text:span><text:span text:style-name="T8_33">No</text:span><text:span text:style-name="T8_34">,<text:s/></text:span><text:span text:style-name="T8_35">nie</text:span><text:span text:style-name="T8_36"><text:s/></text:span><text:span text:style-name="T8_37">są</text:span><text:span text:style-name="T8_38"><text:s/></text:span><text:span text:style-name="T8_39">to</text:span><text:span text:style-name="T8_40"><text:s/></text:span><text:span text:style-name="T8_41">zbyt</text:span><text:span text:style-name="T8_42"><text:s/></text:span><text:span text:style-name="T8_43">skomplikowane</text:span><text:span text:style-name="T8_44"><text:s/></text:span><text:span text:style-name="T8_45">postacie</text:span><text:span text:style-name="T8_46">.<text:s/></text:span><text:span text:style-name="T8_47">Powiedziałabym</text:span><text:span text:style-name="T8_48">,<text:s/></text:span><text:span text:style-name="T8_49">że</text:span><text:span text:style-name="T8_50"><text:s/></text:span><text:span text:style-name="T8_51">są</text:span><text:span text:style-name="T8_52"><text:s/></text:span><text:span text:style-name="T8_53">albo</text:span><text:span text:style-name="T8_54"><text:s/></text:span><text:span text:style-name="T8_55">czarne</text:span><text:span text:style-name="T8_56">,<text:s/></text:span><text:span text:style-name="T8_57">albo</text:span><text:span text:style-name="T8_58"><text:s/></text:span><text:span text:style-name="T8_59">białe</text:span><text:span text:style-name="T8_60">,<text:s/></text:span><text:span text:style-name="T8_61">a</text:span><text:span text:style-name="T8_62"><text:s/></text:span><text:span text:style-name="T8_63">przynajmniej</text:span><text:span text:style-name="T8_64"><text:s/></text:span><text:span text:style-name="T8_65">ja</text:span><text:span text:style-name="T8_66"><text:s/></text:span><text:span text:style-name="T8_67">tak</text:span><text:span text:style-name="T8_68"><text:s/></text:span><text:span text:style-name="T8_69">to</text:span><text:span text:style-name="T8_70"><text:s/></text:span><text:span text:style-name="T8_71">odbieram</text:span><text:span text:style-name="T8_72"><text:s/></text:span><text:span text:style-name="T8_73">przez</text:span><text:span text:style-name="T8_74"><text:s/></text:span><text:span text:style-name="T8_75">pryzmat</text:span><text:span text:style-name="T8_76"><text:s/></text:span><text:span text:style-name="T8_77">dotychczas</text:span><text:span text:style-name="T8_78"><text:s/></text:span><text:span text:style-name="T8_79">opublikowanych</text:span><text:span text:style-name="T8_80"><text:s/></text:span><text:span text:style-name="T8_81">rozdziałów</text:span><text:span text:style-name="T8_82">.<text:s/></text:span><text:span text:style-name="T8_83">Być</text:span><text:span text:style-name="T8_84"><text:s/></text:span><text:span text:style-name="T8_85">może</text:span><text:span text:style-name="T8_86"><text:s/></text:span><text:span text:style-name="T8_87">wiele</text:span><text:span text:style-name="T8_88"><text:s/></text:span><text:span text:style-name="T8_89">się</text:span><text:span text:style-name="T8_90"><text:s/></text:span><text:span text:style-name="T8_91">zmieni</text:span><text:span text:style-name="T8_92">,<text:s/></text:span><text:span text:style-name="T8_93">tego</text:span><text:span text:style-name="T8_94"><text:s/></text:span><text:span text:style-name="T8_95">nie</text:span><text:span text:style-name="T8_96"><text:s/></text:span><text:span text:style-name="T8_97">wiem</text:span><text:span text:style-name="T8_98">.<text:s/></text:span><text:span text:style-name="T8_99">Kuce</text:span><text:span text:style-name="T8_100"><text:s/></text:span><text:span text:style-name="T8_101">dzielą</text:span><text:span text:style-name="T8_102"><text:s/></text:span><text:span text:style-name="T8_103">się</text:span><text:span text:style-name="T8_104"><text:s/></text:span><text:span text:style-name="T8_105">tu</text:span><text:span text:style-name="T8_106"><text:s/></text:span><text:span text:style-name="T8_107">na</text:span><text:span text:style-name="T8_108"><text:s/></text:span><text:span text:style-name="T8_109">dobrych</text:span><text:span text:style-name="T8_110"><text:s/></text:span><text:span text:style-name="T8_111">i</text:span><text:span text:style-name="T8_112"><text:s/></text:span><text:span text:style-name="T8_113">zagubionych</text:span><text:span text:style-name="T8_114"><text:s/></text:span><text:span text:style-name="T8_115">oraz</text:span><text:span text:style-name="T8_116"><text:s/></text:span><text:span text:style-name="T8_117">na</text:span><text:span text:style-name="T8_118"><text:s/></text:span><text:span text:style-name="T8_119">ostatnie</text:span><text:span text:style-name="T8_120"><text:s/></text:span><text:span text:style-name="T8_121">sukinkoty</text:span><text:span text:style-name="T8_122">.<text:s/></text:span><text:span text:style-name="T8_123">Co</text:span><text:span text:style-name="T8_124"><text:s/></text:span><text:span text:style-name="T8_125">prawda</text:span><text:span text:style-name="T8_126"><text:s/></text:span><text:span text:style-name="T8_127">każdy</text:span><text:span text:style-name="T8_128"><text:s/></text:span><text:span text:style-name="T8_129">może</text:span><text:span text:style-name="T8_130"><text:s/></text:span><text:span text:style-name="T8_131">być</text:span><text:span text:style-name="T8_132"><text:s/></text:span><text:span text:style-name="T8_133">inny</text:span><text:span text:style-name="T8_134"><text:s/></text:span><text:span text:style-name="T8_135">niż</text:span><text:span text:style-name="T8_136"><text:s/></text:span><text:span text:style-name="T8_137">się</text:span><text:span text:style-name="T8_138"><text:s/></text:span><text:span text:style-name="T8_139">na</text:span><text:span text:style-name="T8_140"><text:s/></text:span><text:span text:style-name="T8_141">pierwszy</text:span><text:span text:style-name="T8_142"><text:s/></text:span><text:span text:style-name="T8_143">rzut</text:span><text:span text:style-name="T8_144"><text:s/></text:span><text:span text:style-name="T8_145">oka</text:span><text:span text:style-name="T8_146"><text:s/></text:span><text:span text:style-name="T8_147">wydaje</text:span><text:span text:style-name="T8_148">,<text:s/></text:span><text:span text:style-name="T8_149">gdyż</text:span><text:span text:style-name="T8_150"><text:s/></text:span><text:span text:style-name="T8_151">należy</text:span><text:span text:style-name="T8_152"><text:s/></text:span><text:span text:style-name="T8_153">to</text:span><text:span text:style-name="T8_154"><text:s/></text:span><text:span text:style-name="T8_155">do</text:span><text:span text:style-name="T8_156"><text:s/></text:span><text:span text:style-name="T8_157">tego</text:span><text:span text:style-name="T8_158"><text:s/></text:span><text:span text:style-name="T8_159">elementu</text:span><text:span text:style-name="T8_160"><text:s/></text:span><text:span text:style-name="T8_161">niepewności</text:span><text:span text:style-name="T8_162"><text:s/></text:span><text:span text:style-name="T8_163">i</text:span><text:span text:style-name="T8_164"><text:s/></text:span><text:span text:style-name="T8_165">zawirowań</text:span><text:span text:style-name="T8_166"><text:s/></text:span><text:span text:style-name="T8_167">fabularnych</text:span><text:span text:style-name="T8_168">,<text:s/></text:span><text:span text:style-name="T8_169">jaki</text:span><text:span text:style-name="T8_170"><text:s/></text:span><text:span text:style-name="T8_171">charakteryzuje</text:span><text:span text:style-name="T8_172"><text:s/></text:span><text:span text:style-name="T8_173">Porzuconych</text:span><text:span text:style-name="T8_174">.<text:s/></text:span><text:span text:style-name="T8_175">Sam</text:span><text:span text:style-name="T8_176"><text:s/></text:span><text:span text:style-name="T8_177">Grey</text:span><text:span text:style-name="T8_178"><text:s/></text:span><text:span text:style-name="T8_179">Dust</text:span><text:span text:style-name="T8_180"><text:s/></text:span><text:span text:style-name="T8_181">jest</text:span><text:span text:style-name="T8_182"><text:s/></text:span><text:span text:style-name="T8_183">zaś</text:span><text:span text:style-name="T8_184"><text:s/></text:span><text:span text:style-name="T8_185">całkiem</text:span><text:span text:style-name="T8_186"><text:s/></text:span><text:span text:style-name="T8_187">ciekawą</text:span><text:span text:style-name="T8_188"><text:s/></text:span><text:span text:style-name="T8_189">postacią</text:span><text:span text:style-name="T8_190"><text:s/></text:span><text:span text:style-name="T8_191">i</text:span><text:span text:style-name="T8_192"><text:s/></text:span><text:span text:style-name="T8_193">napisałabym</text:span><text:span text:style-name="T8_194"><text:s/></text:span><text:span text:style-name="T8_195">więcej</text:span><text:span text:style-name="T8_196">,<text:s/></text:span><text:span text:style-name="T8_197">ale</text:span><text:span text:style-name="T8_198"><text:s/></text:span><text:span text:style-name="T8_199">no</text:span><text:span text:style-name="T8_200"><text:s/></text:span><text:span text:style-name="T8_201">właśnie</text:span><text:span text:style-name="T8_202">…<text:s/></text:span><text:span text:style-name="T8_203">Spoilery</text:span><text:span text:style-name="T8_204">.<text:s/></text:span><text:span text:style-name="T8_205">Powiem</text:span><text:span text:style-name="T8_206"><text:s/></text:span><text:span text:style-name="T8_207">za</text:span><text:span text:style-name="T8_208"><text:s/></text:span><text:span text:style-name="T8_209">to</text:span><text:span text:style-name="T8_210">,<text:s/></text:span><text:span text:style-name="T8_211">że</text:span><text:span text:style-name="T8_212"><text:s/></text:span><text:span text:style-name="T8_213">w</text:span><text:span text:style-name="T8_214"><text:s/></text:span><text:span text:style-name="T8_215">sumie</text:span><text:span text:style-name="T8_216"><text:s/></text:span><text:span text:style-name="T8_217">należy</text:span><text:span text:style-name="T8_218"><text:s/></text:span><text:span text:style-name="T8_219">się</text:span><text:span text:style-name="T8_220"><text:s/></text:span><text:span text:style-name="T8_221">plus</text:span><text:span text:style-name="T8_222"><text:s/></text:span><text:span text:style-name="T8_223">za</text:span><text:span text:style-name="T8_224"><text:s/></text:span><text:span text:style-name="T8_225">Celestię</text:span><text:span text:style-name="T8_226"><text:s/></text:span><text:span text:style-name="T8_227">i</text:span><text:span text:style-name="T8_228"><text:s/></text:span><text:span text:style-name="T8_229">Lunę</text:span><text:span text:style-name="T8_230">,<text:s/></text:span><text:span text:style-name="T8_231">które</text:span><text:span text:style-name="T8_232"><text:s/></text:span><text:span text:style-name="T8_233">może</text:span><text:span text:style-name="T8_234"><text:s/></text:span><text:span text:style-name="T8_235">i</text:span><text:span text:style-name="T8_236"><text:s/></text:span><text:span text:style-name="T8_237">nie</text:span><text:span text:style-name="T8_238"><text:s/></text:span><text:span text:style-name="T8_239">są</text:span><text:span text:style-name="T8_240"><text:s/></text:span><text:span text:style-name="T8_241">idealne</text:span><text:span text:style-name="T8_242">,<text:s/></text:span><text:span text:style-name="T8_243">wykazały</text:span><text:span text:style-name="T8_244"><text:s/></text:span><text:span text:style-name="T8_245">się</text:span><text:span text:style-name="T8_246"><text:s/></text:span><text:span text:style-name="T8_247">pewną</text:span><text:span text:style-name="T8_248"><text:s/></text:span><text:span text:style-name="T8_249">niekompetencją</text:span><text:span text:style-name="T8_250">,<text:s/></text:span><text:span text:style-name="T8_251">ale</text:span><text:span text:style-name="T8_252"><text:s/></text:span><text:span text:style-name="T8_253">nie</text:span><text:span text:style-name="T8_254"><text:s/></text:span><text:span text:style-name="T8_255">kompletną</text:span><text:span text:style-name="T8_256"><text:s/></text:span><text:span text:style-name="T8_257">głupotą</text:span><text:span text:style-name="T8_258">.<text:s/></text:span><text:span text:style-name="T8_259">No</text:span><text:span text:style-name="T8_260"><text:s/></text:span><text:span text:style-name="T8_261">i</text:span><text:span text:style-name="T8_262"><text:s/></text:span><text:span text:style-name="T8_263">zachowują</text:span><text:span text:style-name="T8_264"><text:s/></text:span><text:span text:style-name="T8_265">się</text:span><text:span text:style-name="T8_266"><text:s/></text:span><text:span text:style-name="T8_267">jak</text:span><text:span text:style-name="T8_268"><text:s/></text:span><text:span text:style-name="T8_269">na</text:span><text:span text:style-name="T8_270"><text:s/></text:span><text:span text:style-name="T8_271">pradawne</text:span><text:span text:style-name="T8_272"><text:s/></text:span><text:span text:style-name="T8_273">władczynie</text:span><text:span text:style-name="T8_274"><text:s/></text:span><text:span text:style-name="T8_275">przystało</text:span><text:span text:style-name="T8_276">,<text:s/></text:span><text:span text:style-name="T8_277">a</text:span><text:span text:style-name="T8_278"><text:s/></text:span><text:span text:style-name="T8_279">nie</text:span><text:span text:style-name="T8_280"><text:s/></text:span><text:span text:style-name="T8_281">jak</text:span><text:span text:style-name="T8_282"><text:s/></text:span><text:span text:style-name="T8_283">typowe</text:span><text:span text:style-name="T8_284"><text:s/></text:span><text:span text:style-name="T8_285">uczennice</text:span><text:span text:style-name="T8_286"><text:s/></text:span><text:span text:style-name="T8_287">gimnazjum</text:span><text:span text:style-name="T8_288">,<text:s/></text:span><text:span text:style-name="T8_289">co</text:span><text:span text:style-name="T8_290"><text:s/></text:span><text:span text:style-name="T8_291">jest</text:span><text:span text:style-name="T8_292"><text:s/></text:span><text:span text:style-name="T8_293">niestety</text:span><text:span text:style-name="T8_294"><text:s/></text:span><text:span text:style-name="T8_295">bardzo</text:span><text:span text:style-name="T8_296"><text:s/></text:span><text:span text:style-name="T8_297">częstym</text:span><text:span text:style-name="T8_298"><text:s/></text:span><text:span text:style-name="T8_299">widokiem</text:span><text:span text:style-name="T8_300"><text:s/></text:span><text:span text:style-name="T8_301">w</text:span><text:span text:style-name="T8_302"><text:s/></text:span><text:span text:style-name="T8_303">fanfikach</text:span><text:span text:style-name="T8_304">.</text:span></text:p>
      <text:p text:style-name="P9"><text:span text:style-name="T9_1">Opisy</text:span><text:span text:style-name="T9_2"><text:s/></text:span><text:span text:style-name="T9_3">określiłabym</text:span><text:span text:style-name="T9_4"><text:s/></text:span><text:span text:style-name="T9_5">jako</text:span><text:span text:style-name="T9_6"><text:s/></text:span><text:span text:style-name="T9_7">wystarczające</text:span><text:span text:style-name="T9_8">.<text:s/></text:span><text:span text:style-name="T9_9">Zdecydowanie</text:span><text:span text:style-name="T9_10"><text:s/></text:span><text:span text:style-name="T9_11">nie</text:span><text:span text:style-name="T9_12"><text:s/></text:span><text:span text:style-name="T9_13">należą</text:span><text:span text:style-name="T9_14"><text:s/></text:span><text:span text:style-name="T9_15">do</text:span><text:span text:style-name="T9_16"><text:s/></text:span><text:span text:style-name="T9_17">wyjątkowo</text:span><text:span text:style-name="T9_18"><text:s/></text:span><text:span text:style-name="T9_19">obfitych</text:span><text:span text:style-name="T9_20">,<text:s/></text:span><text:span text:style-name="T9_21">ale</text:span><text:span text:style-name="T9_22"><text:s/></text:span><text:span text:style-name="T9_23">jak</text:span><text:span text:style-name="T9_24"><text:s/></text:span><text:span text:style-name="T9_25">najbardziej</text:span><text:span text:style-name="T9_26"><text:s/></text:span><text:span text:style-name="T9_27">spełniają</text:span><text:span text:style-name="T9_28"><text:s/></text:span><text:span text:style-name="T9_29">swoją</text:span><text:span text:style-name="T9_30"><text:s/></text:span><text:span text:style-name="T9_31">rolę</text:span><text:span text:style-name="T9_32"><text:s/></text:span><text:span text:style-name="T9_33">i</text:span><text:span text:style-name="T9_34"><text:s/></text:span><text:span text:style-name="T9_35">nie</text:span><text:span text:style-name="T9_36"><text:s/></text:span><text:span text:style-name="T9_37">odczułam</text:span><text:span text:style-name="T9_38"><text:s/></text:span><text:span text:style-name="T9_39">ich</text:span><text:span text:style-name="T9_40"><text:s/></text:span><text:span text:style-name="T9_41">braku</text:span><text:span text:style-name="T9_42">.<text:s/></text:span><text:span text:style-name="T9_43">Pasują</text:span><text:span text:style-name="T9_44"><text:s/></text:span><text:span text:style-name="T9_45">do</text:span><text:span text:style-name="T9_46"><text:s/></text:span><text:span text:style-name="T9_47">formy</text:span><text:span text:style-name="T9_48"><text:s/></text:span><text:span text:style-name="T9_49">i</text:span><text:span text:style-name="T9_50"><text:s/></text:span><text:span text:style-name="T9_51">do</text:span><text:span text:style-name="T9_52"><text:s/></text:span><text:span text:style-name="T9_53">specyficznego</text:span><text:span text:style-name="T9_54"><text:s/></text:span><text:span text:style-name="T9_55">klimatu</text:span><text:span text:style-name="T9_56"><text:s/></text:span><text:span text:style-name="T9_57">tekstu</text:span><text:span text:style-name="T9_58">.<text:s/></text:span><text:span text:style-name="T9_59">Podczas</text:span><text:span text:style-name="T9_60"><text:s/></text:span><text:span text:style-name="T9_61">lektury</text:span><text:span text:style-name="T9_62"><text:s/></text:span><text:span text:style-name="T9_63">bez</text:span><text:span text:style-name="T9_64"><text:s/></text:span><text:span text:style-name="T9_65">problemu</text:span><text:span text:style-name="T9_66"><text:s/></text:span><text:span text:style-name="T9_67">byłam</text:span><text:span text:style-name="T9_68"><text:s/></text:span><text:span text:style-name="T9_69">w</text:span><text:span text:style-name="T9_70"><text:s/></text:span><text:span text:style-name="T9_71">stanie</text:span><text:span text:style-name="T9_72"><text:s/></text:span><text:span text:style-name="T9_73">wyobrazić</text:span><text:span text:style-name="T9_74"><text:s/></text:span><text:span text:style-name="T9_75">sobie</text:span><text:span text:style-name="T9_76"><text:s/></text:span><text:span text:style-name="T9_77">wszystkie</text:span><text:span text:style-name="T9_78"><text:s/></text:span><text:span text:style-name="T9_79">lokacje</text:span><text:span text:style-name="T9_80">,<text:s/></text:span><text:span text:style-name="T9_81">nie</text:span><text:span text:style-name="T9_82"><text:s/></text:span><text:span text:style-name="T9_83">ma</text:span><text:span text:style-name="T9_84"><text:s/></text:span><text:span text:style-name="T9_85">też</text:span><text:span text:style-name="T9_86"><text:s/></text:span><text:span text:style-name="T9_87">tzw</text:span><text:span text:style-name="T9_88">.<text:s/></text:span><text:span text:style-name="T9_89">białych</text:span><text:span text:style-name="T9_90"><text:s/></text:span><text:span text:style-name="T9_91">plam</text:span><text:span text:style-name="T9_92">.<text:s/></text:span><text:span text:style-name="T9_93">Dlatego</text:span><text:span text:style-name="T9_94"><text:s/></text:span><text:span text:style-name="T9_95">to</text:span><text:span text:style-name="T9_96"><text:s/></text:span><text:span text:style-name="T9_97">jedynie</text:span><text:span text:style-name="T9_98"><text:s/></text:span><text:span text:style-name="T9_99">kwestia</text:span><text:span text:style-name="T9_100"><text:s/></text:span><text:span text:style-name="T9_101">gustu</text:span><text:span text:style-name="T9_102">,<text:s/></text:span><text:span text:style-name="T9_103">czy</text:span><text:span text:style-name="T9_104"><text:s/></text:span><text:span text:style-name="T9_105">komuś</text:span><text:span text:style-name="T9_106"><text:s/></text:span><text:span text:style-name="T9_107">to</text:span><text:span text:style-name="T9_108"><text:s/></text:span><text:span text:style-name="T9_109">będzie</text:span><text:span text:style-name="T9_110"><text:s/></text:span><text:span text:style-name="T9_111">pasować</text:span><text:span text:style-name="T9_112"><text:s/></text:span><text:span text:style-name="T9_113">mniej</text:span><text:span text:style-name="T9_114"><text:s/></text:span><text:span text:style-name="T9_115">lub</text:span><text:span text:style-name="T9_116"><text:s/></text:span><text:span text:style-name="T9_117">bardziej</text:span><text:span text:style-name="T9_118">.<text:s/></text:span><text:span text:style-name="T9_119">Nie</text:span><text:span text:style-name="T9_120"><text:s/></text:span><text:span text:style-name="T9_121">jest</text:span><text:span text:style-name="T9_122"><text:s/></text:span><text:span text:style-name="T9_123">to</text:span><text:span text:style-name="T9_124"><text:s/></text:span><text:span text:style-name="T9_125">pod</text:span><text:span text:style-name="T9_126"><text:s/></text:span><text:span text:style-name="T9_127">tym</text:span><text:span text:style-name="T9_128"><text:s/></text:span><text:span text:style-name="T9_129">względem</text:span><text:span text:style-name="T9_130"><text:s/></text:span><text:span text:style-name="T9_131">arcydzieło</text:span><text:span text:style-name="T9_132">,<text:s/></text:span><text:span text:style-name="T9_133">ale</text:span><text:span text:style-name="T9_134"><text:s/></text:span><text:span text:style-name="T9_135">one</text:span><text:span text:style-name="T9_136"><text:s/></text:span><text:span text:style-name="T9_137">są</text:span><text:span text:style-name="T9_138"><text:s/></text:span><text:span text:style-name="T9_139">dobre</text:span><text:span text:style-name="T9_140"><text:s/></text:span><text:span text:style-name="T9_141">i</text:span><text:span text:style-name="T9_142"><text:s/></text:span><text:span text:style-name="T9_143">nie</text:span><text:span text:style-name="T9_144"><text:s/></text:span><text:span text:style-name="T9_145">można</text:span><text:span text:style-name="T9_146"><text:s/></text:span><text:span text:style-name="T9_147">się</text:span><text:span text:style-name="T9_148"><text:s/></text:span><text:span text:style-name="T9_149">do</text:span><text:span text:style-name="T9_150"><text:s/></text:span><text:span text:style-name="T9_151">niczego</text:span><text:span text:style-name="T9_152"><text:s/></text:span><text:span text:style-name="T9_153">właściwie</text:span><text:span text:style-name="T9_154"><text:s/></text:span><text:span text:style-name="T9_155">przyczepić</text:span><text:span text:style-name="T9_156">.</text:span></text:p>
      <text:p text:style-name="P10"><text:span text:style-name="T10_1">Na</text:span><text:span text:style-name="T10_2"><text:s/></text:span><text:span text:style-name="T10_3">chwilę</text:span><text:span text:style-name="T10_4"><text:s/></text:span><text:span text:style-name="T10_5">obecną</text:span><text:span text:style-name="T10_6"><text:s/></text:span><text:span text:style-name="T10_7">ten</text:span><text:span text:style-name="T10_8"><text:s/></text:span><text:span text:style-name="T10_9">fanfik</text:span><text:span text:style-name="T10_10"><text:s/></text:span><text:span text:style-name="T10_11">liczy</text:span><text:span text:style-name="T10_12"><text:s/></text:span><text:span text:style-name="T10_13">sobie</text:span><text:span text:style-name="T10_14"><text:s/></text:span><text:span text:style-name="T10_15">dziewiętnaście</text:span><text:span text:style-name="T10_16"><text:s/></text:span><text:span text:style-name="T10_17">rozdziałów</text:span><text:span text:style-name="T10_18">,<text:s/></text:span><text:span text:style-name="T10_19">które</text:span><text:span text:style-name="T10_20"><text:s/></text:span><text:span text:style-name="T10_21">są</text:span><text:span text:style-name="T10_22"><text:s/></text:span><text:span text:style-name="T10_23">dość</text:span><text:span text:style-name="T10_24"><text:s/></text:span><text:span text:style-name="T10_25">krótkie</text:span><text:span text:style-name="T10_26">.<text:s/></text:span><text:span text:style-name="T10_27">Czyta</text:span><text:span text:style-name="T10_28"><text:s/></text:span><text:span text:style-name="T10_29">się</text:span><text:span text:style-name="T10_30"><text:s/></text:span><text:span text:style-name="T10_31">to</text:span><text:span text:style-name="T10_32"><text:s/></text:span><text:span text:style-name="T10_33">błyskawicznie</text:span><text:span text:style-name="T10_34"><text:s/></text:span><text:span text:style-name="T10_35">i</text:span><text:span text:style-name="T10_36"><text:s/></text:span><text:span text:style-name="T10_37">przyjemnie</text:span><text:span text:style-name="T10_38">,<text:s/></text:span><text:span text:style-name="T10_39">dlatego</text:span><text:span text:style-name="T10_40"><text:s/></text:span><text:span text:style-name="T10_41">jeśli</text:span><text:span text:style-name="T10_42"><text:s/></text:span><text:span text:style-name="T10_43">chcesz</text:span><text:span text:style-name="T10_44"><text:s/></text:span><text:span text:style-name="T10_45">sobie</text:span><text:span text:style-name="T10_46"><text:s/></text:span><text:span text:style-name="T10_47">umilić</text:span><text:span text:style-name="T10_48"><text:s/></text:span><text:span text:style-name="T10_49">lekcję</text:span><text:span text:style-name="T10_50">,<text:s/></text:span><text:span text:style-name="T10_51">wykład</text:span><text:span text:style-name="T10_52"><text:s/></text:span><text:span text:style-name="T10_53">bądź</text:span><text:span text:style-name="T10_54"><text:s/></text:span><text:span text:style-name="T10_55">podróż</text:span><text:span text:style-name="T10_56">,<text:s/></text:span><text:span text:style-name="T10_57">to</text:span><text:span text:style-name="T10_58"><text:s/></text:span><text:span text:style-name="T10_59">jest</text:span><text:span text:style-name="T10_60"><text:s/></text:span><text:span text:style-name="T10_61">to</text:span><text:span text:style-name="T10_62"><text:s/></text:span><text:span text:style-name="T10_63">coś</text:span><text:span text:style-name="T10_64"><text:s/></text:span><text:span text:style-name="T10_65">w</text:span><text:span text:style-name="T10_66"><text:s/></text:span><text:span text:style-name="T10_67">sam</text:span><text:span text:style-name="T10_68"><text:s/></text:span><text:span text:style-name="T10_69">raz</text:span><text:span text:style-name="T10_70">.<text:s/></text:span><text:span text:style-name="T10_71">Jako</text:span><text:span text:style-name="T10_72"><text:s/></text:span><text:span text:style-name="T10_73">wciągającą</text:span><text:span text:style-name="T10_74"><text:s/></text:span><text:span text:style-name="T10_75">lekturę</text:span><text:span text:style-name="T10_76"><text:s/></text:span><text:span text:style-name="T10_77">na</text:span><text:span text:style-name="T10_78"><text:s/></text:span><text:span text:style-name="T10_79">wieczór</text:span><text:span text:style-name="T10_80"><text:s/></text:span><text:span text:style-name="T10_81">również</text:span><text:span text:style-name="T10_82"><text:s/></text:span><text:span text:style-name="T10_83">mogę</text:span><text:span text:style-name="T10_84"><text:s/></text:span><text:span text:style-name="T10_85">Porzuconych</text:span><text:span text:style-name="T10_86"><text:s/></text:span><text:span text:style-name="T10_87">z</text:span><text:span text:style-name="T10_88"><text:s/></text:span><text:span text:style-name="T10_89">czystym</text:span><text:span text:style-name="T10_90"><text:s/></text:span><text:span text:style-name="T10_91">sumieniem</text:span><text:span text:style-name="T10_92"><text:s/></text:span><text:span text:style-name="T10_93">polecić</text:span><text:span text:style-name="T10_94">.<text:s/></text:span><text:span text:style-name="T10_95">Sama</text:span><text:span text:style-name="T10_96"><text:s/></text:span><text:span text:style-name="T10_97">historia</text:span><text:span text:style-name="T10_98"><text:s/></text:span><text:span text:style-name="T10_99">jest</text:span><text:span text:style-name="T10_100"><text:s/></text:span><text:span text:style-name="T10_101">mocna</text:span><text:span text:style-name="T10_102">,<text:s/></text:span><text:span text:style-name="T10_103">a</text:span><text:span text:style-name="T10_104"><text:s/></text:span><text:span text:style-name="T10_105">dzięki</text:span><text:span text:style-name="T10_106"><text:s/></text:span><text:span text:style-name="T10_107">wyśmienitemu</text:span><text:span text:style-name="T10_108"><text:s/></text:span><text:span text:style-name="T10_109">wykonaniu</text:span><text:span text:style-name="T10_110"><text:s/></text:span><text:span text:style-name="T10_111">czytanie</text:span><text:span text:style-name="T10_112"><text:s/></text:span><text:span text:style-name="T10_113">tego</text:span><text:span text:style-name="T10_114"><text:s/></text:span><text:span text:style-name="T10_115">fanfika</text:span><text:span text:style-name="T10_116"><text:s/></text:span><text:span text:style-name="T10_117">jest</text:span><text:span text:style-name="T10_118"><text:s/></text:span><text:span text:style-name="T10_119">przyjemnością</text:span><text:span text:style-name="T10_120">.<text:s/></text:span><text:span text:style-name="T10_121">Opowiadanie</text:span><text:span text:style-name="T10_122"><text:s/></text:span><text:span text:style-name="T10_123">zawiera</text:span><text:span text:style-name="T10_124"><text:s/></text:span><text:span text:style-name="T10_125">przemoc</text:span><text:span text:style-name="T10_126">,<text:s/></text:span><text:span text:style-name="T10_127">w</text:span><text:span text:style-name="T10_128"><text:s/></text:span><text:span text:style-name="T10_129">tym</text:span><text:span text:style-name="T10_130"><text:s/></text:span><text:span text:style-name="T10_131">parę</text:span><text:span text:style-name="T10_132"><text:s/></text:span><text:span text:style-name="T10_133">nieco</text:span><text:span text:style-name="T10_134"><text:s/></text:span><text:span text:style-name="T10_135">brutalniejszych</text:span><text:span text:style-name="T10_136"><text:s/></text:span><text:span text:style-name="T10_137">scen</text:span><text:span text:style-name="T10_138">,<text:s/></text:span><text:span text:style-name="T10_139">jednak</text:span><text:span text:style-name="T10_140"><text:s/></text:span><text:span text:style-name="T10_141">nie</text:span><text:span text:style-name="T10_142"><text:s/></text:span><text:span text:style-name="T10_143">powinno</text:span><text:span text:style-name="T10_144"><text:s/></text:span><text:span text:style-name="T10_145">to</text:span><text:span text:style-name="T10_146"><text:s/></text:span><text:span text:style-name="T10_147">stanowić</text:span><text:span text:style-name="T10_148"><text:s/></text:span><text:span text:style-name="T10_149">większego</text:span><text:span text:style-name="T10_150"><text:s/></text:span><text:span text:style-name="T10_151">problemu</text:span><text:span text:style-name="T10_152"><text:s/></text:span><text:span text:style-name="T10_153">nawet</text:span><text:span text:style-name="T10_154"><text:s/></text:span><text:span text:style-name="T10_155">dla</text:span><text:span text:style-name="T10_156"><text:s/></text:span><text:span text:style-name="T10_157">wrażliwszych</text:span><text:span text:style-name="T10_158"><text:s/></text:span><text:span text:style-name="T10_159">czytelników</text:span><text:span text:style-name="T10_160">,<text:s/></text:span><text:span text:style-name="T10_161">gdyż</text:span><text:span text:style-name="T10_162"><text:s/></text:span><text:span text:style-name="T10_163">nie</text:span><text:span text:style-name="T10_164"><text:s/></text:span><text:span text:style-name="T10_165">zostały</text:span><text:span text:style-name="T10_166"><text:s/></text:span><text:span text:style-name="T10_167">one</text:span><text:span text:style-name="T10_168"><text:s/></text:span><text:span text:style-name="T10_169">napisane</text:span><text:span text:style-name="T10_170"><text:s/></text:span><text:span text:style-name="T10_171">w</text:span><text:span text:style-name="T10_172"><text:s/></text:span><text:span text:style-name="T10_173">sposób</text:span><text:span text:style-name="T10_174"><text:s/></text:span><text:span text:style-name="T10_175">zbyt</text:span><text:span text:style-name="T10_176"><text:s/></text:span><text:span text:style-name="T10_177">nastawiony</text:span><text:span text:style-name="T10_178"><text:s/></text:span><text:span text:style-name="T10_179">na</text:span><text:span text:style-name="T10_180"><text:s/></text:span><text:span text:style-name="T10_181">szokowanie</text:span><text:span text:style-name="T10_182">.<text:s/></text:span><text:span text:style-name="T10_183">Za</text:span><text:span text:style-name="T10_184"><text:s/></text:span><text:span text:style-name="T10_185">to</text:span><text:span text:style-name="T10_186"><text:s/></text:span><text:span text:style-name="T10_187">zdecydowanie</text:span><text:span text:style-name="T10_188"><text:s/></text:span><text:span text:style-name="T10_189">tekst</text:span><text:span text:style-name="T10_190"><text:s/></text:span><text:span text:style-name="T10_191">zostanie</text:span><text:span text:style-name="T10_192"><text:s/></text:span><text:span text:style-name="T10_193">doceniony</text:span><text:span text:style-name="T10_194"><text:s/></text:span><text:span text:style-name="T10_195">przez</text:span><text:span text:style-name="T10_196"><text:s/></text:span><text:span text:style-name="T10_197">miłośników</text:span><text:span text:style-name="T10_198"><text:s/></text:span><text:span text:style-name="T10_199">intryg</text:span><text:span text:style-name="T10_200">,<text:s/></text:span><text:span text:style-name="T10_201">gdyż</text:span><text:span text:style-name="T10_202"><text:s/></text:span><text:span text:style-name="T10_203">przysłowiowo</text:span><text:span text:style-name="T10_204"><text:s/></text:span><text:span text:style-name="T10_205">i</text:span><text:span text:style-name="T10_206"><text:s/></text:span><text:span text:style-name="T10_207">dosłowne</text:span><text:span text:style-name="T10_208"><text:s/></text:span><text:span text:style-name="T10_209">wbijanie</text:span><text:span text:style-name="T10_210"><text:s/></text:span><text:span text:style-name="T10_211">sztyletu</text:span><text:span text:style-name="T10_212"><text:s/></text:span><text:span text:style-name="T10_213">w</text:span><text:span text:style-name="T10_214"><text:s/></text:span><text:span text:style-name="T10_215">plecy</text:span><text:span text:style-name="T10_216"><text:s/></text:span><text:span text:style-name="T10_217">jest</text:span><text:span text:style-name="T10_218"><text:s/></text:span><text:span text:style-name="T10_219">tu</text:span><text:span text:style-name="T10_220"><text:s/></text:span><text:span text:style-name="T10_221">całkiem</text:span><text:span text:style-name="T10_222"><text:s/></text:span><text:span text:style-name="T10_223">częstym</text:span><text:span text:style-name="T10_224"><text:s/></text:span><text:span text:style-name="T10_225">widokiem</text:span><text:span text:style-name="T10_226">.<text:s/></text:span><text:span text:style-name="T10_227">Również</text:span><text:span text:style-name="T10_228"><text:s/></text:span><text:span text:style-name="T10_229">miłośnicy</text:span><text:span text:style-name="T10_230"><text:s/></text:span><text:span text:style-name="T10_231">fantasy</text:span><text:span text:style-name="T10_232"><text:s/></text:span><text:span text:style-name="T10_233">mogą</text:span><text:span text:style-name="T10_234"><text:s/></text:span><text:span text:style-name="T10_235">liczyć</text:span><text:span text:style-name="T10_236"><text:s/></text:span><text:span text:style-name="T10_237">na</text:span><text:span text:style-name="T10_238"><text:s/></text:span><text:span text:style-name="T10_239">coś</text:span><text:span text:style-name="T10_240"><text:s/></text:span><text:span text:style-name="T10_241">dla</text:span><text:span text:style-name="T10_242"><text:s/></text:span><text:span text:style-name="T10_243">siebie</text:span><text:span text:style-name="T10_244">,<text:s/></text:span><text:span text:style-name="T10_245">gdyż</text:span><text:span text:style-name="T10_246"><text:s/></text:span><text:span text:style-name="T10_247">choć</text:span><text:span text:style-name="T10_248"><text:s/></text:span><text:span text:style-name="T10_249">fanfik</text:span><text:span text:style-name="T10_250"><text:s/></text:span><text:span text:style-name="T10_251">takiego</text:span><text:span text:style-name="T10_252"><text:s/></text:span><text:span text:style-name="T10_253">tagu</text:span><text:span text:style-name="T10_254"><text:s/></text:span><text:span text:style-name="T10_255">nie</text:span><text:span text:style-name="T10_256"><text:s/></text:span><text:span text:style-name="T10_257">posiada</text:span><text:span text:style-name="T10_258">,<text:s/></text:span><text:span text:style-name="T10_259">to</text:span><text:span text:style-name="T10_260"><text:s/></text:span><text:span text:style-name="T10_261">jednak</text:span><text:span text:style-name="T10_262"><text:s/></text:span><text:span text:style-name="T10_263">pewne</text:span><text:span text:style-name="T10_264"><text:s/></text:span><text:span text:style-name="T10_265">wątki</text:span><text:span text:style-name="T10_266"><text:s/></text:span><text:span text:style-name="T10_267">natury</text:span><text:span text:style-name="T10_268"><text:s/></text:span><text:span text:style-name="T10_269">magicznej</text:span><text:span text:style-name="T10_270"><text:s/></text:span><text:span text:style-name="T10_271">zdecydowanie</text:span><text:span text:style-name="T10_272"><text:s/></text:span><text:span text:style-name="T10_273">dostarczą</text:span><text:span text:style-name="T10_274"><text:s/></text:span><text:span text:style-name="T10_275">im</text:span><text:span text:style-name="T10_276"><text:s/></text:span><text:span text:style-name="T10_277">to</text:span><text:span text:style-name="T10_278">,<text:s/></text:span><text:span text:style-name="T10_279">co</text:span><text:span text:style-name="T10_280"><text:s/></text:span><text:span text:style-name="T10_281">tygryski</text:span><text:span text:style-name="T10_282"><text:s/></text:span><text:span text:style-name="T10_283">lubią</text:span><text:span text:style-name="T10_284"><text:s/></text:span><text:span text:style-name="T10_285">najbardziej</text:span><text:span text:style-name="T10_286">.</text:span></text:p>
      <text:p text:style-name="P11"/>
      <text:p text:style-name="P12"><text:span text:style-name="T12_1">Obrazki</text:span><text:span text:style-name="T12_2">:</text:span></text:p>
      <text:p text:style-name="P13"><text:span text:style-name="T13_1"><text:a xlink:type="simple" xlink:href="http://th08.deviantart.net/fs71/PRE/i/2012/215/9/c/princess_mi_amore_cadanza_by_fr3zo-d4xn8fz.jpg"><text:span text:style-name="T13_2">http</text:span></text:a></text:span><text:span text:style-name="T13_3"><text:a xlink:type="simple" xlink:href="http://th08.deviantart.net/fs71/PRE/i/2012/215/9/c/princess_mi_amore_cadanza_by_fr3zo-d4xn8fz.jpg"><text:span text:style-name="T13_4">://</text:span></text:a></text:span><text:span text:style-name="T13_5"><text:a xlink:type="simple" xlink:href="http://th08.deviantart.net/fs71/PRE/i/2012/215/9/c/princess_mi_amore_cadanza_by_fr3zo-d4xn8fz.jpg"><text:span text:style-name="T13_6">th</text:span></text:a></text:span><text:span text:style-name="T13_7"><text:a xlink:type="simple" xlink:href="http://th08.deviantart.net/fs71/PRE/i/2012/215/9/c/princess_mi_amore_cadanza_by_fr3zo-d4xn8fz.jpg"><text:span text:style-name="T13_8">08.</text:span></text:a></text:span><text:span text:style-name="T13_9"><text:a xlink:type="simple" xlink:href="http://th08.deviantart.net/fs71/PRE/i/2012/215/9/c/princess_mi_amore_cadanza_by_fr3zo-d4xn8fz.jpg"><text:span text:style-name="T13_10">deviantart</text:span></text:a></text:span><text:span text:style-name="T13_11"><text:a xlink:type="simple" xlink:href="http://th08.deviantart.net/fs71/PRE/i/2012/215/9/c/princess_mi_amore_cadanza_by_fr3zo-d4xn8fz.jpg"><text:span text:style-name="T13_12">.</text:span></text:a></text:span><text:span text:style-name="T13_13"><text:a xlink:type="simple" xlink:href="http://th08.deviantart.net/fs71/PRE/i/2012/215/9/c/princess_mi_amore_cadanza_by_fr3zo-d4xn8fz.jpg"><text:span text:style-name="T13_14">net</text:span></text:a></text:span><text:span text:style-name="T13_15"><text:a xlink:type="simple" xlink:href="http://th08.deviantart.net/fs71/PRE/i/2012/215/9/c/princess_mi_amore_cadanza_by_fr3zo-d4xn8fz.jpg"><text:span text:style-name="T13_16">/</text:span></text:a></text:span><text:span text:style-name="T13_17"><text:a xlink:type="simple" xlink:href="http://th08.deviantart.net/fs71/PRE/i/2012/215/9/c/princess_mi_amore_cadanza_by_fr3zo-d4xn8fz.jpg"><text:span text:style-name="T13_18">fs</text:span></text:a></text:span><text:span text:style-name="T13_19"><text:a xlink:type="simple" xlink:href="http://th08.deviantart.net/fs71/PRE/i/2012/215/9/c/princess_mi_amore_cadanza_by_fr3zo-d4xn8fz.jpg"><text:span text:style-name="T13_20">71/</text:span></text:a></text:span><text:span text:style-name="T13_21"><text:a xlink:type="simple" xlink:href="http://th08.deviantart.net/fs71/PRE/i/2012/215/9/c/princess_mi_amore_cadanza_by_fr3zo-d4xn8fz.jpg"><text:span text:style-name="T13_22">PRE</text:span></text:a></text:span><text:span text:style-name="T13_23"><text:a xlink:type="simple" xlink:href="http://th08.deviantart.net/fs71/PRE/i/2012/215/9/c/princess_mi_amore_cadanza_by_fr3zo-d4xn8fz.jpg"><text:span text:style-name="T13_24">/</text:span></text:a></text:span><text:span text:style-name="T13_25"><text:a xlink:type="simple" xlink:href="http://th08.deviantart.net/fs71/PRE/i/2012/215/9/c/princess_mi_amore_cadanza_by_fr3zo-d4xn8fz.jpg"><text:span text:style-name="T13_26">i</text:span></text:a></text:span><text:span text:style-name="T13_27"><text:a xlink:type="simple" xlink:href="http://th08.deviantart.net/fs71/PRE/i/2012/215/9/c/princess_mi_amore_cadanza_by_fr3zo-d4xn8fz.jpg"><text:span text:style-name="T13_28">/2012/215/9/</text:span></text:a></text:span><text:span text:style-name="T13_29"><text:a xlink:type="simple" xlink:href="http://th08.deviantart.net/fs71/PRE/i/2012/215/9/c/princess_mi_amore_cadanza_by_fr3zo-d4xn8fz.jpg"><text:span text:style-name="T13_30">c</text:span></text:a></text:span><text:span text:style-name="T13_31"><text:a xlink:type="simple" xlink:href="http://th08.deviantart.net/fs71/PRE/i/2012/215/9/c/princess_mi_amore_cadanza_by_fr3zo-d4xn8fz.jpg"><text:span text:style-name="T13_32">/</text:span></text:a></text:span><text:span text:style-name="T13_33"><text:a xlink:type="simple" xlink:href="http://th08.deviantart.net/fs71/PRE/i/2012/215/9/c/princess_mi_amore_cadanza_by_fr3zo-d4xn8fz.jpg"><text:span text:style-name="T13_34">princess</text:span></text:a></text:span><text:span text:style-name="T13_35"><text:a xlink:type="simple" xlink:href="http://th08.deviantart.net/fs71/PRE/i/2012/215/9/c/princess_mi_amore_cadanza_by_fr3zo-d4xn8fz.jpg"><text:span text:style-name="T13_36">_</text:span></text:a></text:span><text:span text:style-name="T13_37"><text:a xlink:type="simple" xlink:href="http://th08.deviantart.net/fs71/PRE/i/2012/215/9/c/princess_mi_amore_cadanza_by_fr3zo-d4xn8fz.jpg"><text:span text:style-name="T13_38">mi</text:span></text:a></text:span><text:span text:style-name="T13_39"><text:a xlink:type="simple" xlink:href="http://th08.deviantart.net/fs71/PRE/i/2012/215/9/c/princess_mi_amore_cadanza_by_fr3zo-d4xn8fz.jpg"><text:span text:style-name="T13_40">_</text:span></text:a></text:span><text:span text:style-name="T13_41"><text:a xlink:type="simple" xlink:href="http://th08.deviantart.net/fs71/PRE/i/2012/215/9/c/princess_mi_amore_cadanza_by_fr3zo-d4xn8fz.jpg"><text:span text:style-name="T13_42">amore</text:span></text:a></text:span><text:span text:style-name="T13_43"><text:a xlink:type="simple" xlink:href="http://th08.deviantart.net/fs71/PRE/i/2012/215/9/c/princess_mi_amore_cadanza_by_fr3zo-d4xn8fz.jpg"><text:span text:style-name="T13_44">_</text:span></text:a></text:span><text:span text:style-name="T13_45"><text:a xlink:type="simple" xlink:href="http://th08.deviantart.net/fs71/PRE/i/2012/215/9/c/princess_mi_amore_cadanza_by_fr3zo-d4xn8fz.jpg"><text:span text:style-name="T13_46">cadanza</text:span></text:a></text:span><text:span text:style-name="T13_47"><text:a xlink:type="simple" xlink:href="http://th08.deviantart.net/fs71/PRE/i/2012/215/9/c/princess_mi_amore_cadanza_by_fr3zo-d4xn8fz.jpg"><text:span text:style-name="T13_48">_</text:span></text:a></text:span><text:span text:style-name="T13_49"><text:a xlink:type="simple" xlink:href="http://th08.deviantart.net/fs71/PRE/i/2012/215/9/c/princess_mi_amore_cadanza_by_fr3zo-d4xn8fz.jpg"><text:span text:style-name="T13_50">by</text:span></text:a></text:span><text:span text:style-name="T13_51"><text:a xlink:type="simple" xlink:href="http://th08.deviantart.net/fs71/PRE/i/2012/215/9/c/princess_mi_amore_cadanza_by_fr3zo-d4xn8fz.jpg"><text:span text:style-name="T13_52">_</text:span></text:a></text:span><text:span text:style-name="T13_53"><text:a xlink:type="simple" xlink:href="http://th08.deviantart.net/fs71/PRE/i/2012/215/9/c/princess_mi_amore_cadanza_by_fr3zo-d4xn8fz.jpg"><text:span text:style-name="T13_54">fr</text:span></text:a></text:span><text:span text:style-name="T13_55"><text:a xlink:type="simple" xlink:href="http://th08.deviantart.net/fs71/PRE/i/2012/215/9/c/princess_mi_amore_cadanza_by_fr3zo-d4xn8fz.jpg"><text:span text:style-name="T13_56">3</text:span></text:a></text:span><text:span text:style-name="T13_57"><text:a xlink:type="simple" xlink:href="http://th08.deviantart.net/fs71/PRE/i/2012/215/9/c/princess_mi_amore_cadanza_by_fr3zo-d4xn8fz.jpg"><text:span text:style-name="T13_58">zo</text:span></text:a></text:span><text:span text:style-name="T13_59"><text:a xlink:type="simple" xlink:href="http://th08.deviantart.net/fs71/PRE/i/2012/215/9/c/princess_mi_amore_cadanza_by_fr3zo-d4xn8fz.jpg"><text:span text:style-name="T13_60">-</text:span></text:a></text:span><text:span text:style-name="T13_61"><text:a xlink:type="simple" xlink:href="http://th08.deviantart.net/fs71/PRE/i/2012/215/9/c/princess_mi_amore_cadanza_by_fr3zo-d4xn8fz.jpg"><text:span text:style-name="T13_62">d</text:span></text:a></text:span><text:span text:style-name="T13_63"><text:a xlink:type="simple" xlink:href="http://th08.deviantart.net/fs71/PRE/i/2012/215/9/c/princess_mi_amore_cadanza_by_fr3zo-d4xn8fz.jpg"><text:span text:style-name="T13_64">4</text:span></text:a></text:span><text:span text:style-name="T13_65"><text:a xlink:type="simple" xlink:href="http://th08.deviantart.net/fs71/PRE/i/2012/215/9/c/princess_mi_amore_cadanza_by_fr3zo-d4xn8fz.jpg"><text:span text:style-name="T13_66">xn</text:span></text:a></text:span><text:span text:style-name="T13_67"><text:a xlink:type="simple" xlink:href="http://th08.deviantart.net/fs71/PRE/i/2012/215/9/c/princess_mi_amore_cadanza_by_fr3zo-d4xn8fz.jpg"><text:span text:style-name="T13_68">8</text:span></text:a></text:span><text:span text:style-name="T13_69"><text:a xlink:type="simple" xlink:href="http://th08.deviantart.net/fs71/PRE/i/2012/215/9/c/princess_mi_amore_cadanza_by_fr3zo-d4xn8fz.jpg"><text:span text:style-name="T13_70">fz</text:span></text:a></text:span><text:span text:style-name="T13_71"><text:a xlink:type="simple" xlink:href="http://th08.deviantart.net/fs71/PRE/i/2012/215/9/c/princess_mi_amore_cadanza_by_fr3zo-d4xn8fz.jpg"><text:span text:style-name="T13_72">.</text:span></text:a></text:span><text:span text:style-name="T13_73"><text:a xlink:type="simple" xlink:href="http://th08.deviantart.net/fs71/PRE/i/2012/215/9/c/princess_mi_amore_cadanza_by_fr3zo-d4xn8fz.jpg"><text:span text:style-name="T13_74">jpg</text:span></text:a></text:span><text:span text:style-name="T13_75"><text:s/>(</text:span><text:span text:style-name="T13_76">to</text:span><text:span text:style-name="T13_77"><text:s/></text:span><text:span text:style-name="T13_78">okładka</text:span><text:span text:style-name="T13_79"><text:s/></text:span><text:span text:style-name="T13_80">fanfika</text:span><text:span text:style-name="T13_81">)</text:span></text:p>
      <text:p text:style-name="P14"><text:span text:style-name="T14_1"><text:a xlink:type="simple" xlink:href="http://cahandariella.deviantart.com/art/The-Red-Moon-536332201"><text:span text:style-name="T14_2">http</text:span></text:a></text:span><text:span text:style-name="T14_3"><text:a xlink:type="simple" xlink:href="http://cahandariella.deviantart.com/art/The-Red-Moon-536332201"><text:span text:style-name="T14_4">://</text:span></text:a></text:span><text:span text:style-name="T14_5"><text:a xlink:type="simple" xlink:href="http://cahandariella.deviantart.com/art/The-Red-Moon-536332201"><text:span text:style-name="T14_6">cahandariella</text:span></text:a></text:span><text:span text:style-name="T14_7"><text:a xlink:type="simple" xlink:href="http://cahandariella.deviantart.com/art/The-Red-Moon-536332201"><text:span text:style-name="T14_8">.</text:span></text:a></text:span><text:span text:style-name="T14_9"><text:a xlink:type="simple" xlink:href="http://cahandariella.deviantart.com/art/The-Red-Moon-536332201"><text:span text:style-name="T14_10">deviantart</text:span></text:a></text:span><text:span text:style-name="T14_11"><text:a xlink:type="simple" xlink:href="http://cahandariella.deviantart.com/art/The-Red-Moon-536332201"><text:span text:style-name="T14_12">.</text:span></text:a></text:span><text:span text:style-name="T14_13"><text:a xlink:type="simple" xlink:href="http://cahandariella.deviantart.com/art/The-Red-Moon-536332201"><text:span text:style-name="T14_14">com</text:span></text:a></text:span><text:span text:style-name="T14_15"><text:a xlink:type="simple" xlink:href="http://cahandariella.deviantart.com/art/The-Red-Moon-536332201"><text:span text:style-name="T14_16">/</text:span></text:a></text:span><text:span text:style-name="T14_17"><text:a xlink:type="simple" xlink:href="http://cahandariella.deviantart.com/art/The-Red-Moon-536332201"><text:span text:style-name="T14_18">art</text:span></text:a></text:span><text:span text:style-name="T14_19"><text:a xlink:type="simple" xlink:href="http://cahandariella.deviantart.com/art/The-Red-Moon-536332201"><text:span text:style-name="T14_20">/</text:span></text:a></text:span><text:span text:style-name="T14_21"><text:a xlink:type="simple" xlink:href="http://cahandariella.deviantart.com/art/The-Red-Moon-536332201"><text:span text:style-name="T14_22">The</text:span></text:a></text:span><text:span text:style-name="T14_23"><text:a xlink:type="simple" xlink:href="http://cahandariella.deviantart.com/art/The-Red-Moon-536332201"><text:span text:style-name="T14_24">-</text:span></text:a></text:span><text:span text:style-name="T14_25"><text:a xlink:type="simple" xlink:href="http://cahandariella.deviantart.com/art/The-Red-Moon-536332201"><text:span text:style-name="T14_26">Red</text:span></text:a></text:span><text:span text:style-name="T14_27"><text:a xlink:type="simple" xlink:href="http://cahandariella.deviantart.com/art/The-Red-Moon-536332201"><text:span text:style-name="T14_28">-</text:span></text:a></text:span><text:span text:style-name="T14_29"><text:a xlink:type="simple" xlink:href="http://cahandariella.deviantart.com/art/The-Red-Moon-536332201"><text:span text:style-name="T14_30">Moon</text:span></text:a></text:span><text:span text:style-name="T14_31"><text:a xlink:type="simple" xlink:href="http://cahandariella.deviantart.com/art/The-Red-Moon-536332201"><text:span text:style-name="T14_32">-536332201</text:span></text:a></text:span></text:p>
      <text:p text:style-name="P15"><text:span text:style-name="T15_1"><text:a xlink:type="simple" xlink:href="http://kp-shadowsquirrel.deviantart.com/art/Speedpaint-04-Rarity-538041342?q=favby%3ACahandariella%2F61164104&amp;qo=21"><text:span text:style-name="T15_2">http</text:span></text:a></text:span><text:span text:style-name="T15_3"><text:a xlink:type="simple" xlink:href="http://kp-shadowsquirrel.deviantart.com/art/Speedpaint-04-Rarity-538041342?q=favby%3ACahandariella%2F61164104&amp;qo=21"><text:span text:style-name="T15_4">://</text:span></text:a></text:span><text:span text:style-name="T15_5"><text:a xlink:type="simple" xlink:href="http://kp-shadowsquirrel.deviantart.com/art/Speedpaint-04-Rarity-538041342?q=favby%3ACahandariella%2F61164104&amp;qo=21"><text:span text:style-name="T15_6">kp</text:span></text:a></text:span><text:span text:style-name="T15_7"><text:a xlink:type="simple" xlink:href="http://kp-shadowsquirrel.deviantart.com/art/Speedpaint-04-Rarity-538041342?q=favby%3ACahandariella%2F61164104&amp;qo=21"><text:span text:style-name="T15_8">-</text:span></text:a></text:span><text:span text:style-name="T15_9"><text:a xlink:type="simple" xlink:href="http://kp-shadowsquirrel.deviantart.com/art/Speedpaint-04-Rarity-538041342?q=favby%3ACahandariella%2F61164104&amp;qo=21"><text:span text:style-name="T15_10">shadowsquirrel</text:span></text:a></text:span><text:span text:style-name="T15_11"><text:a xlink:type="simple" xlink:href="http://kp-shadowsquirrel.deviantart.com/art/Speedpaint-04-Rarity-538041342?q=favby%3ACahandariella%2F61164104&amp;qo=21"><text:span text:style-name="T15_12">.</text:span></text:a></text:span><text:span text:style-name="T15_13"><text:a xlink:type="simple" xlink:href="http://kp-shadowsquirrel.deviantart.com/art/Speedpaint-04-Rarity-538041342?q=favby%3ACahandariella%2F61164104&amp;qo=21"><text:span text:style-name="T15_14">deviantart</text:span></text:a></text:span><text:span text:style-name="T15_15"><text:a xlink:type="simple" xlink:href="http://kp-shadowsquirrel.deviantart.com/art/Speedpaint-04-Rarity-538041342?q=favby%3ACahandariella%2F61164104&amp;qo=21"><text:span text:style-name="T15_16">.</text:span></text:a></text:span><text:span text:style-name="T15_17"><text:a xlink:type="simple" xlink:href="http://kp-shadowsquirrel.deviantart.com/art/Speedpaint-04-Rarity-538041342?q=favby%3ACahandariella%2F61164104&amp;qo=21"><text:span text:style-name="T15_18">com</text:span></text:a></text:span><text:span text:style-name="T15_19"><text:a xlink:type="simple" xlink:href="http://kp-shadowsquirrel.deviantart.com/art/Speedpaint-04-Rarity-538041342?q=favby%3ACahandariella%2F61164104&amp;qo=21"><text:span text:style-name="T15_20">/</text:span></text:a></text:span><text:span text:style-name="T15_21"><text:a xlink:type="simple" xlink:href="http://kp-shadowsquirrel.deviantart.com/art/Speedpaint-04-Rarity-538041342?q=favby%3ACahandariella%2F61164104&amp;qo=21"><text:span text:style-name="T15_22">art</text:span></text:a></text:span><text:span text:style-name="T15_23"><text:a xlink:type="simple" xlink:href="http://kp-shadowsquirrel.deviantart.com/art/Speedpaint-04-Rarity-538041342?q=favby%3ACahandariella%2F61164104&amp;qo=21"><text:span text:style-name="T15_24">/</text:span></text:a></text:span><text:span text:style-name="T15_25"><text:a xlink:type="simple" xlink:href="http://kp-shadowsquirrel.deviantart.com/art/Speedpaint-04-Rarity-538041342?q=favby%3ACahandariella%2F61164104&amp;qo=21"><text:span text:style-name="T15_26">Speedpaint</text:span></text:a></text:span><text:span text:style-name="T15_27"><text:a xlink:type="simple" xlink:href="http://kp-shadowsquirrel.deviantart.com/art/Speedpaint-04-Rarity-538041342?q=favby%3ACahandariella%2F61164104&amp;qo=21"><text:span text:style-name="T15_28">-04-</text:span></text:a></text:span><text:span text:style-name="T15_29"><text:a xlink:type="simple" xlink:href="http://kp-shadowsquirrel.deviantart.com/art/Speedpaint-04-Rarity-538041342?q=favby%3ACahandariella%2F61164104&amp;qo=21"><text:span text:style-name="T15_30">Rarity</text:span></text:a></text:span><text:span text:style-name="T15_31"><text:a xlink:type="simple" xlink:href="http://kp-shadowsquirrel.deviantart.com/art/Speedpaint-04-Rarity-538041342?q=favby%3ACahandariella%2F61164104&amp;qo=21"><text:span text:style-name="T15_32">-538041342?</text:span></text:a></text:span><text:span text:style-name="T15_33"><text:a xlink:type="simple" xlink:href="http://kp-shadowsquirrel.deviantart.com/art/Speedpaint-04-Rarity-538041342?q=favby%3ACahandariella%2F61164104&amp;qo=21"><text:span text:style-name="T15_34">q</text:span></text:a></text:span><text:span text:style-name="T15_35"><text:a xlink:type="simple" xlink:href="http://kp-shadowsquirrel.deviantart.com/art/Speedpaint-04-Rarity-538041342?q=favby%3ACahandariella%2F61164104&amp;qo=21"><text:span text:style-name="T15_36">=</text:span></text:a></text:span><text:span text:style-name="T15_37"><text:a xlink:type="simple" xlink:href="http://kp-shadowsquirrel.deviantart.com/art/Speedpaint-04-Rarity-538041342?q=favby%3ACahandariella%2F61164104&amp;qo=21"><text:span text:style-name="T15_38">favby</text:span></text:a></text:span><text:span text:style-name="T15_39"><text:a xlink:type="simple" xlink:href="http://kp-shadowsquirrel.deviantart.com/art/Speedpaint-04-Rarity-538041342?q=favby%3ACahandariella%2F61164104&amp;qo=21"><text:span text:style-name="T15_40">%3</text:span></text:a></text:span><text:span text:style-name="T15_41"><text:a xlink:type="simple" xlink:href="http://kp-shadowsquirrel.deviantart.com/art/Speedpaint-04-Rarity-538041342?q=favby%3ACahandariella%2F61164104&amp;qo=21"><text:span text:style-name="T15_42">ACahandariella</text:span></text:a></text:span><text:span text:style-name="T15_43"><text:a xlink:type="simple" xlink:href="http://kp-shadowsquirrel.deviantart.com/art/Speedpaint-04-Rarity-538041342?q=favby%3ACahandariella%2F61164104&amp;qo=21"><text:span text:style-name="T15_44">%2</text:span></text:a></text:span><text:span text:style-name="T15_45"><text:a xlink:type="simple" xlink:href="http://kp-shadowsquirrel.deviantart.com/art/Speedpaint-04-Rarity-538041342?q=favby%3ACahandariella%2F61164104&amp;qo=21"><text:span text:style-name="T15_46">F</text:span></text:a></text:span><text:span text:style-name="T15_47"><text:a xlink:type="simple" xlink:href="http://kp-shadowsquirrel.deviantart.com/art/Speedpaint-04-Rarity-538041342?q=favby%3ACahandariella%2F61164104&amp;qo=21"><text:span text:style-name="T15_48">61164104&amp;</text:span></text:a></text:span><text:span text:style-name="T15_49"><text:a xlink:type="simple" xlink:href="http://kp-shadowsquirrel.deviantart.com/art/Speedpaint-04-Rarity-538041342?q=favby%3ACahandariella%2F61164104&amp;qo=21"><text:span text:style-name="T15_50">qo</text:span></text:a></text:span><text:span text:style-name="T15_51"><text:a xlink:type="simple" xlink:href="http://kp-shadowsquirrel.deviantart.com/art/Speedpaint-04-Rarity-538041342?q=favby%3ACahandariella%2F61164104&amp;qo=21"><text:span text:style-name="T15_52">=21</text:span></text:a></text:span></text:p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